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14.367cm"/>
    </style:style>
    <style:style style:name="co4" style:family="table-column">
      <style:table-column-properties fo:break-before="auto" style:column-width="9.139cm"/>
    </style:style>
    <style:style style:name="co5" style:family="table-column">
      <style:table-column-properties fo:break-before="auto" style:column-width="4.981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3.293cm"/>
    </style:style>
    <style:style style:name="co9" style:family="table-column">
      <style:table-column-properties fo:break-before="auto" style:column-width="3.417cm"/>
    </style:style>
    <style:style style:name="co10" style:family="table-column">
      <style:table-column-properties fo:break-before="auto" style:column-width="4.21cm"/>
    </style:style>
    <style:style style:name="co11" style:family="table-column">
      <style:table-column-properties fo:break-before="auto" style:column-width="21.407cm"/>
    </style:style>
    <style:style style:name="co12" style:family="table-column">
      <style:table-column-properties fo:break-before="auto" style:column-width="2.182cm"/>
    </style:style>
    <style:style style:name="co13" style:family="table-column">
      <style:table-column-properties fo:break-before="auto" style:column-width="10.866cm"/>
    </style:style>
    <style:style style:name="co14" style:family="table-column">
      <style:table-column-properties fo:break-before="auto" style:column-width="3.739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74cm"/>
    </style:style>
    <style:style style:name="co18" style:family="table-column">
      <style:table-column-properties fo:break-before="auto" style:column-width="5.269cm"/>
    </style:style>
    <style:style style:name="co19" style:family="table-column">
      <style:table-column-properties fo:break-before="auto" style:column-width="5.558cm"/>
    </style:style>
    <style:style style:name="co20" style:family="table-column">
      <style:table-column-properties fo:break-before="auto" style:column-width="4.651cm"/>
    </style:style>
    <style:style style:name="co21" style:family="table-column">
      <style:table-column-properties fo:break-before="auto" style:column-width="4.323cm"/>
    </style:style>
    <style:style style:name="co22" style:family="table-column">
      <style:table-column-properties fo:break-before="auto" style:column-width="7.08cm"/>
    </style:style>
    <style:style style:name="co23" style:family="table-column">
      <style:table-column-properties fo:break-before="auto" style:column-width="2.469cm"/>
    </style:style>
    <style:style style:name="co24" style:family="table-column">
      <style:table-column-properties fo:break-before="auto" style:column-width="6.54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bom_5f_modu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Excel_20_Built-in_20_Hyperlink">
      <style:text-properties fo:font-weight="bold" style:font-weight-asian="bold" style:font-weight-complex="bold"/>
    </style:style>
    <style:style style:name="ce34" style:family="table-cell" style:parent-style-name="Pivot_20_Table_20_Field">
      <style:text-properties fo:font-weight="bold" style:font-weight-asian="bold" style:font-weight-complex="bold"/>
    </style:style>
    <style:style style:name="ce35" style:family="table-cell" style:parent-style-name="Pivot_20_Table_20_Corner" style:data-style-name="N4">
      <style:text-properties fo:font-weight="bold" style:font-weight-asian="bold" style:font-weight-complex="bold"/>
    </style:style>
    <style:style style:name="ce36" style:family="table-cell" style:parent-style-name="Pivot_20_Table_20_Value" style:data-style-name="N4"/>
    <style:style style:name="ce37" style:family="table-cell" style:parent-style-name="Pivot_20_Table_20_Result" style:data-style-name="N4"/>
    <style:style style:name="ce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22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 style:rotation-align="none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_modu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Item Type</text:p>
          </table:table-cell>
          <table:table-cell table:style-name="ce1" office:value-type="string" calcext:value-type="string">
            <text:p>Item 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# of Units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Subtotal</text:p>
          </table:table-cell>
          <table:table-cell table:style-name="ce2" office:value-type="string" calcext:value-type="string">
            <text:p>Cost (%)</text:p>
          </table:table-cell>
          <table:table-cell table:style-name="ce4" office:value-type="string" calcext:value-type="string">
            <text:p>Link</text:p>
          </table:table-cell>
          <table:table-cell table:style-name="ce1" table:number-columns-repeated="1012"/>
          <table:table-cell/>
        </table:table-row>
        <table:table-row table:style-name="ro1">
          <table:table-cell office:value-type="string" calcext:value-type="string">
            <text:p>pipetting module</text:p>
          </table:table-cell>
          <table:table-cell office:value-type="string" calcext:value-type="string">
            <text:p>peltier</text:p>
          </table:table-cell>
          <table:table-cell office:value-type="string" calcext:value-type="string">
            <text:p>peltier thermo-electric cooler module (12V, 5A)</text:p>
          </table:table-cell>
          <table:table-cell office:value-type="string" calcext:value-type="string">
            <text:p>Adafruit Industries (NY, USA)</text:p>
          </table:table-cell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</text:p>
          </table:table-cell>
          <table:table-cell office:value-type="float" office:value="11.95" calcext:value-type="float">
            <text:p>11.95</text:p>
          </table:table-cell>
          <table:table-cell table:formula="of:=[.F2]*[.H2]" office:value-type="float" office:value="47.8" calcext:value-type="float">
            <text:p>47.8</text:p>
          </table:table-cell>
          <table:table-cell table:formula="of:=([.I2]/SUM([.$I$2:.$I$95]))*100" office:value-type="float" office:value="0.742579294807553" calcext:value-type="float">
            <text:p>0.74</text:p>
          </table:table-cell>
          <table:table-cell table:style-name="Excel_20_Built-in_20_Hyperlink" office:value-type="string" calcext:value-type="string">
            <text:p>https://www.adafruit.com/product/13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ational module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berry Pi 3 Model B+</text:p>
          </table:table-cell>
          <table:table-cell office:value-type="string" calcext:value-type="string">
            <text:p>Adafruit Industries (NY, USA)</text:p>
          </table:table-cell>
          <table:table-cell office:value-type="float" office:value="3775" calcext:value-type="float">
            <text:p>37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35" calcext:value-type="float">
            <text:p>35</text:p>
          </table:table-cell>
          <table:table-cell table:formula="of:=[.F3]*[.H3]" office:value-type="float" office:value="35" calcext:value-type="float">
            <text:p>35</text:p>
          </table:table-cell>
          <table:table-cell table:formula="of:=([.I3]/SUM([.$I$2:.$I$95]))*100" office:value-type="float" office:value="0.543729609168711" calcext:value-type="float">
            <text:p>0.54</text:p>
          </table:table-cell>
          <table:table-cell table:style-name="Excel_20_Built-in_20_Hyperlink" office:value-type="string" calcext:value-type="string">
            <text:p>https://www.adafruit.com/product/37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petting module</text:p>
          </table:table-cell>
          <table:table-cell office:value-type="string" calcext:value-type="string">
            <text:p>temperature probe</text:p>
          </table:table-cell>
          <table:table-cell office:value-type="string" calcext:value-type="string">
            <text:p>Waterproof DS18B20 Digital temperature sensor</text:p>
          </table:table-cell>
          <table:table-cell office:value-type="string" calcext:value-type="string">
            <text:p>Adafruit Industries (NY, USA)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9.95" calcext:value-type="float">
            <text:p>9.95</text:p>
          </table:table-cell>
          <table:table-cell table:formula="of:=[.F4]*[.H4]" office:value-type="float" office:value="19.9" calcext:value-type="float">
            <text:p>19.9</text:p>
          </table:table-cell>
          <table:table-cell table:formula="of:=([.I4]/SUM([.$I$2:.$I$95]))*100" office:value-type="float" office:value="0.309149120641638" calcext:value-type="float">
            <text:p>0.31</text:p>
          </table:table-cell>
          <table:table-cell table:style-name="Excel_20_Built-in_20_Hyperlink" office:value-type="string" calcext:value-type="string">
            <text:p>https://www.adafruit.com/product/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ational module</text:p>
          </table:table-cell>
          <table:table-cell office:value-type="string" calcext:value-type="string">
            <text:p>microSD card</text:p>
          </table:table-cell>
          <table:table-cell office:value-type="string" calcext:value-type="string">
            <text:p>MicroSD card with NOOBS</text:p>
          </table:table-cell>
          <table:table-cell office:value-type="string" calcext:value-type="string">
            <text:p>Adafruit Industries (NY, USA)</text:p>
          </table:table-cell>
          <table:table-cell office:value-type="float" office:value="3259" calcext:value-type="float">
            <text:p>3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9.95" calcext:value-type="float">
            <text:p>9.95</text:p>
          </table:table-cell>
          <table:table-cell table:formula="of:=[.F5]*[.H5]" office:value-type="float" office:value="9.95" calcext:value-type="float">
            <text:p>9.95</text:p>
          </table:table-cell>
          <table:table-cell table:formula="of:=([.I5]/SUM([.$I$2:.$I$95]))*100" office:value-type="float" office:value="0.154574560320819" calcext:value-type="float">
            <text:p>0.15</text:p>
          </table:table-cell>
          <table:table-cell table:style-name="Excel_20_Built-in_20_Hyperlink" office:value-type="string" calcext:value-type="string">
            <text:p>https://www.adafruit.com/product/32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ational module</text:p>
          </table:table-cell>
          <table:table-cell office:value-type="string" calcext:value-type="string">
            <text:p>raspberry pi power supply</text:p>
          </table:table-cell>
          <table:table-cell office:value-type="string" calcext:value-type="string">
            <text:p>Raspberry Pi Power Supply</text:p>
          </table:table-cell>
          <table:table-cell office:value-type="string" calcext:value-type="string">
            <text:p>Adafruit Industries (NY, USA)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7.5" calcext:value-type="float">
            <text:p>7.5</text:p>
          </table:table-cell>
          <table:table-cell table:formula="of:=[.F6]*[.H6]" office:value-type="float" office:value="7.5" calcext:value-type="float">
            <text:p>7.5</text:p>
          </table:table-cell>
          <table:table-cell table:formula="of:=([.I6]/SUM([.$I$2:.$I$95]))*100" office:value-type="float" office:value="0.116513487679009" calcext:value-type="float">
            <text:p>0.12</text:p>
          </table:table-cell>
          <table:table-cell table:style-name="Excel_20_Built-in_20_Hyperlink" office:value-type="string" calcext:value-type="string">
            <text:p>https://www.adafruit.com/product/1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LED strip lights</text:p>
          </table:table-cell>
          <table:table-cell office:value-type="string" calcext:value-type="string">
            <text:p>LED strip light: 399nm (reel, 5m)</text:p>
          </table:table-cell>
          <table:table-cell office:value-type="string" calcext:value-type="string">
            <text:p>Flexfire LEDs, Inc.(CA, USA)</text:p>
          </table:table-cell>
          <table:table-cell office:value-type="string" calcext:value-type="string">
            <text:p>CB-UV-12V-16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75" calcext:value-type="float">
            <text:p>175</text:p>
          </table:table-cell>
          <table:table-cell table:formula="of:=[.H7]*[.F7]" office:value-type="float" office:value="175" calcext:value-type="float">
            <text:p>175</text:p>
          </table:table-cell>
          <table:table-cell table:formula="of:=([.I7]/SUM([.$I$2:.$I$95]))*100" office:value-type="float" office:value="2.71864804584355" calcext:value-type="float">
            <text:p>2.72</text:p>
          </table:table-cell>
          <table:table-cell table:style-name="Excel_20_Built-in_20_Hyperlink" office:value-type="string" calcext:value-type="string">
            <text:p>https://www.flexfireleds.com/colorbright-uv-purple-led-strip-light-by-the-foo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aluminium profile</text:p>
          </table:table-cell>
          <table:table-cell office:value-type="string" calcext:value-type="string">
            <text:p>profile 30x30 (slot 8mm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107.002</text:p>
          </table:table-cell>
          <table:table-cell table:formula="of:=[$'frame-details'.N7]" office:value-type="float" office:value="5.266" calcext:value-type="float">
            <text:p>5.266</text:p>
          </table:table-cell>
          <table:table-cell office:value-type="string" calcext:value-type="string">
            <text:p>Meters</text:p>
          </table:table-cell>
          <table:table-cell office:value-type="float" office:value="10.5" calcext:value-type="float">
            <text:p>10.5</text:p>
          </table:table-cell>
          <table:table-cell table:formula="of:=[.F8]*[.H8]" office:value-type="float" office:value="55.293" calcext:value-type="float">
            <text:p>55.293</text:p>
          </table:table-cell>
          <table:table-cell table:formula="of:=([.I8]/SUM([.$I$2:.$I$95]))*100" office:value-type="float" office:value="0.858984036564729" calcext:value-type="float">
            <text:p>0.86</text:p>
          </table:table-cell>
          <table:table-cell table:style-name="Excel_20_Built-in_20_Hyperlink" office:value-type="string" calcext:value-type="string">
            <text:p>https://aluminiumprofile.com.au/product/profile-30x30-8mm-slo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aluminium profile</text:p>
          </table:table-cell>
          <table:table-cell office:value-type="string" calcext:value-type="string">
            <text:p>profile 30x30 (slot 8mm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107.002</text:p>
          </table:table-cell>
          <table:table-cell table:formula="of:=[$'frame-details'.N5]" office:value-type="float" office:value="4.84" calcext:value-type="float">
            <text:p>4.84</text:p>
          </table:table-cell>
          <table:table-cell office:value-type="string" calcext:value-type="string">
            <text:p>Meters</text:p>
          </table:table-cell>
          <table:table-cell office:value-type="float" office:value="10.5" calcext:value-type="float">
            <text:p>10.5</text:p>
          </table:table-cell>
          <table:table-cell table:formula="of:=[.F9]*[.H9]" office:value-type="float" office:value="50.82" calcext:value-type="float">
            <text:p>50.82</text:p>
          </table:table-cell>
          <table:table-cell table:formula="of:=([.I9]/SUM([.$I$2:.$I$95]))*100" office:value-type="float" office:value="0.789495392512968" calcext:value-type="float">
            <text:p>0.79</text:p>
          </table:table-cell>
          <table:table-cell table:style-name="Excel_20_Built-in_20_Hyperlink" office:value-type="string" calcext:value-type="string">
            <text:p>https://aluminiumprofile.com.au/product/profile-30x30-8mm-slo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aluminium profile</text:p>
          </table:table-cell>
          <table:table-cell office:value-type="string" calcext:value-type="string">
            <text:p>profile 30x30 (slot 8mm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107.002</text:p>
          </table:table-cell>
          <table:table-cell table:formula="of:=[$'frame-details'.N6]" office:value-type="float" office:value="4.26" calcext:value-type="float">
            <text:p>4.26</text:p>
          </table:table-cell>
          <table:table-cell office:value-type="string" calcext:value-type="string">
            <text:p>Meters</text:p>
          </table:table-cell>
          <table:table-cell office:value-type="float" office:value="10.5" calcext:value-type="float">
            <text:p>10.5</text:p>
          </table:table-cell>
          <table:table-cell table:formula="of:=[.F10]*[.H10]" office:value-type="float" office:value="44.73" calcext:value-type="float">
            <text:p>44.73</text:p>
          </table:table-cell>
          <table:table-cell table:formula="of:=([.I10]/SUM([.$I$2:.$I$95]))*100" office:value-type="float" office:value="0.694886440517612" calcext:value-type="float">
            <text:p>0.69</text:p>
          </table:table-cell>
          <table:table-cell table:style-name="Excel_20_Built-in_20_Hyperlink" office:value-type="string" calcext:value-type="string">
            <text:p>https://aluminiumprofile.com.au/product/profile-30x30-8mm-slo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clamping angle</text:p>
          </table:table-cell>
          <table:table-cell office:value-type="string" calcext:value-type="string">
            <text:p>clamping angle 25x40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5.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eces</text:p>
          </table:table-cell>
          <table:table-cell office:value-type="float" office:value="2.45" calcext:value-type="float">
            <text:p>2.45</text:p>
          </table:table-cell>
          <table:table-cell table:formula="of:=[.F11]*[.H11]" office:value-type="float" office:value="29.4" calcext:value-type="float">
            <text:p>29.4</text:p>
          </table:table-cell>
          <table:table-cell table:formula="of:=([.I11]/SUM([.$I$2:.$I$95]))*100" office:value-type="float" office:value="0.456732871701717" calcext:value-type="float">
            <text:p>0.46</text:p>
          </table:table-cell>
          <table:table-cell table:style-name="Excel_20_Built-in_20_Hyperlink" office:value-type="string" calcext:value-type="string">
            <text:p>https://aluminiumprofile.com.au/product/clamping-angle-25x40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nut M8 - slot 8 (pack of 25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2.0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7" calcext:value-type="float">
            <text:p>17</text:p>
          </table:table-cell>
          <table:table-cell table:formula="of:=[.F12]*[.H12]" office:value-type="float" office:value="17" calcext:value-type="float">
            <text:p>17</text:p>
          </table:table-cell>
          <table:table-cell table:formula="of:=([.I12]/SUM([.$I$2:.$I$95]))*100" office:value-type="float" office:value="0.264097238739088" calcext:value-type="float">
            <text:p>0.26</text:p>
          </table:table-cell>
          <table:table-cell table:style-name="Excel_20_Built-in_20_Hyperlink" office:value-type="string" calcext:value-type="string">
            <text:p>https://aluminiumprofile.com.au/product/nut-m8-ss-slot-8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clamping angle</text:p>
          </table:table-cell>
          <table:table-cell office:value-type="string" calcext:value-type="string">
            <text:p>clamping angle 25x40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5.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</text:p>
          </table:table-cell>
          <table:table-cell office:value-type="float" office:value="2.45" calcext:value-type="float">
            <text:p>2.45</text:p>
          </table:table-cell>
          <table:table-cell table:formula="of:=[.H13]*[.F13]" office:value-type="float" office:value="9.8" calcext:value-type="float">
            <text:p>9.8</text:p>
          </table:table-cell>
          <table:table-cell table:formula="of:=([.I13]/SUM([.$I$2:.$I$95]))*100" office:value-type="float" office:value="0.152244290567239" calcext:value-type="float">
            <text:p>0.15</text:p>
          </table:table-cell>
          <table:table-cell table:style-name="Excel_20_Built-in_20_Hyperlink" office:value-type="string" calcext:value-type="string">
            <text:p>https://aluminiumprofile.com.au/product/clamping-angle-25x40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clamping angle</text:p>
          </table:table-cell>
          <table:table-cell office:value-type="string" calcext:value-type="string">
            <text:p>clamping angle 25x40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5.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</text:p>
          </table:table-cell>
          <table:table-cell office:value-type="float" office:value="2.45" calcext:value-type="float">
            <text:p>2.45</text:p>
          </table:table-cell>
          <table:table-cell table:formula="of:=[.F14]*[.H14]" office:value-type="float" office:value="9.8" calcext:value-type="float">
            <text:p>9.8</text:p>
          </table:table-cell>
          <table:table-cell table:formula="of:=([.I14]/SUM([.$I$2:.$I$95]))*100" office:value-type="float" office:value="0.152244290567239" calcext:value-type="float">
            <text:p>0.15</text:p>
          </table:table-cell>
          <table:table-cell table:style-name="Excel_20_Built-in_20_Hyperlink" office:value-type="string" calcext:value-type="string">
            <text:p>https://aluminiumprofile.com.au/product/clamping-angle-25x40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bolts</text:p>
          </table:table-cell>
          <table:table-cell office:value-type="string" calcext:value-type="string">
            <text:p>bolt M8x16mm - slot 8 (pack of 25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1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4" calcext:value-type="float">
            <text:p>4</text:p>
          </table:table-cell>
          <table:table-cell table:formula="of:=[.F15]*[.H15]" office:value-type="float" office:value="4" calcext:value-type="float">
            <text:p>4</text:p>
          </table:table-cell>
          <table:table-cell table:formula="of:=([.I15]/SUM([.$I$2:.$I$95]))*100" office:value-type="float" office:value="0.0621405267621383" calcext:value-type="float">
            <text:p>0.06</text:p>
          </table:table-cell>
          <table:table-cell table:style-name="Excel_20_Built-in_20_Hyperlink" office:value-type="string" calcext:value-type="string">
            <text:p>https://aluminiumprofile.com.au/product/bolt-m8x16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nut M5 - slot 8 (pack of 25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2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3.55" calcext:value-type="float">
            <text:p>3.55</text:p>
          </table:table-cell>
          <table:table-cell table:formula="of:=[.H16]*[.F16]" office:value-type="float" office:value="3.55" calcext:value-type="float">
            <text:p>3.55</text:p>
          </table:table-cell>
          <table:table-cell table:formula="of:=([.I16]/SUM([.$I$2:.$I$95]))*100" office:value-type="float" office:value="0.0551497175013978" calcext:value-type="float">
            <text:p>0.06</text:p>
          </table:table-cell>
          <table:table-cell table:style-name="Excel_20_Built-in_20_Hyperlink" office:value-type="string" calcext:value-type="string">
            <text:p>https://aluminiumprofile.com.au/product/nut-m5-slot-8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nut M5 - slot 8 (pack of 25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2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3.55" calcext:value-type="float">
            <text:p>3.55</text:p>
          </table:table-cell>
          <table:table-cell table:formula="of:=[.F17]*[.H17]" office:value-type="float" office:value="3.55" calcext:value-type="float">
            <text:p>3.55</text:p>
          </table:table-cell>
          <table:table-cell table:formula="of:=([.I17]/SUM([.$I$2:.$I$95]))*100" office:value-type="float" office:value="0.0551497175013978" calcext:value-type="float">
            <text:p>0.06</text:p>
          </table:table-cell>
          <table:table-cell table:style-name="Excel_20_Built-in_20_Hyperlink" office:value-type="string" calcext:value-type="string">
            <text:p>https://aluminiumprofile.com.au/product/nut-m5-slot-8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port modul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nut M5 - slot 8 (pack of 25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2.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3.55" calcext:value-type="float">
            <text:p>3.55</text:p>
          </table:table-cell>
          <table:table-cell table:formula="of:=[.H18]*[.F18]" office:value-type="float" office:value="3.55" calcext:value-type="float">
            <text:p>3.55</text:p>
          </table:table-cell>
          <table:table-cell table:formula="of:=([.I18]/SUM([.$I$2:.$I$95]))*100" office:value-type="float" office:value="0.0551497175013978" calcext:value-type="float">
            <text:p>0.06</text:p>
          </table:table-cell>
          <table:table-cell table:style-name="Excel_20_Built-in_20_Hyperlink" office:value-type="string" calcext:value-type="string">
            <text:p>https://aluminiumprofile.com.au/product/nut-m5-slot-8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bolts</text:p>
          </table:table-cell>
          <table:table-cell office:value-type="string" calcext:value-type="string">
            <text:p>bolt M5x16mm - slot 8 (pack of 25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1.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2.88" calcext:value-type="float">
            <text:p>2.88</text:p>
          </table:table-cell>
          <table:table-cell table:formula="of:=[.H19]*[.F19]" office:value-type="float" office:value="2.88" calcext:value-type="float">
            <text:p>2.88</text:p>
          </table:table-cell>
          <table:table-cell table:formula="of:=([.I19]/SUM([.$I$2:.$I$95]))*100" office:value-type="float" office:value="0.0447411792687396" calcext:value-type="float">
            <text:p>0.04</text:p>
          </table:table-cell>
          <table:table-cell table:style-name="Excel_20_Built-in_20_Hyperlink" office:value-type="string" calcext:value-type="string">
            <text:p>https://aluminiumprofile.com.au/product-category/connectors/connectors-bolt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bolts</text:p>
          </table:table-cell>
          <table:table-cell office:value-type="string" calcext:value-type="string">
            <text:p>bolt M5x16mm - slot 8 (pack of 25)</text:p>
          </table:table-cell>
          <table:table-cell office:value-type="string" calcext:value-type="string">
            <text:p>GAP Engineering PTY LTD (QLD, Australia)</text:p>
          </table:table-cell>
          <table:table-cell office:value-type="string" calcext:value-type="string">
            <text:p>084.301.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2.88" calcext:value-type="float">
            <text:p>2.88</text:p>
          </table:table-cell>
          <table:table-cell table:formula="of:=[.F20]*[.H20]" office:value-type="float" office:value="2.88" calcext:value-type="float">
            <text:p>2.88</text:p>
          </table:table-cell>
          <table:table-cell table:formula="of:=([.I20]/SUM([.$I$2:.$I$95]))*100" office:value-type="float" office:value="0.0447411792687396" calcext:value-type="float">
            <text:p>0.04</text:p>
          </table:table-cell>
          <table:table-cell table:style-name="Excel_20_Built-in_20_Hyperlink" office:value-type="string" calcext:value-type="string">
            <text:p>https://aluminiumprofile.com.au/product-category/connectors/connectors-bolt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mounting bracket</text:p>
          </table:table-cell>
          <table:table-cell office:value-type="string" calcext:value-type="string">
            <text:p>cable drag chain mounting bracket</text:p>
          </table:table-cell>
          <table:table-cell office:value-type="string" calcext:value-type="string">
            <text:p>Makerstore (Australia)</text:p>
          </table:table-cell>
          <table:table-cell office:value-type="string" calcext:value-type="string">
            <text:p>BRAC-CD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float" office:value="3.7" calcext:value-type="float">
            <text:p>3.7</text:p>
          </table:table-cell>
          <table:table-cell office:value-type="float" office:value="22" calcext:value-type="float">
            <text:p>22</text:p>
          </table:table-cell>
          <table:table-cell table:formula="of:=([.I21]/SUM([.$I$2:.$I$95]))*100" office:value-type="float" office:value="0.341772897191761" calcext:value-type="float">
            <text:p>0.34</text:p>
          </table:table-cell>
          <table:table-cell table:style-name="Excel_20_Built-in_20_Hyperlink" office:value-type="string" calcext:value-type="string">
            <text:p>https://www.makerstore.com.au/product/cable-drag-chain-mounting-bracke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acrylic plates</text:p>
          </table:table-cell>
          <table:table-cell office:value-type="string" calcext:value-type="string">
            <text:p>acrylic plates 10mm, black</text:p>
          </table:table-cell>
          <table:table-cell office:value-type="string" calcext:value-type="string">
            <text:p>Mulford Plastics PTY LTD (QLD, Australia)</text:p>
          </table:table-cell>
          <table:table-cell office:value-type="string" calcext:value-type="string">
            <text:p>ASTARIGLAS-GP-10mm-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/>
          <table:table-cell table:formula="of:=[.F22]*[.H22]" office:value-type="float" office:value="0" calcext:value-type="float">
            <text:p>0</text:p>
          </table:table-cell>
          <table:table-cell table:formula="of:=([.I22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mulfordplastics.com.au/products/acrylic-cas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acrylic plates</text:p>
          </table:table-cell>
          <table:table-cell office:value-type="string" calcext:value-type="string">
            <text:p>acrylic plates 10mm, white</text:p>
          </table:table-cell>
          <table:table-cell office:value-type="string" calcext:value-type="string">
            <text:p>Mulford Plastics PTY LTD (QLD, Australia)</text:p>
          </table:table-cell>
          <table:table-cell office:value-type="string" calcext:value-type="string">
            <text:p>ASTARIGLAS-GP-10mm-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/>
          <table:table-cell table:formula="of:=[.F23]*[.H23]" office:value-type="float" office:value="0" calcext:value-type="float">
            <text:p>0</text:p>
          </table:table-cell>
          <table:table-cell table:formula="of:=([.I23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mulfordplastics.com.au/products/acrylic-cas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acrylic plates</text:p>
          </table:table-cell>
          <table:table-cell office:value-type="string" calcext:value-type="string">
            <text:p>acrylic plates 6mm, white</text:p>
          </table:table-cell>
          <table:table-cell office:value-type="string" calcext:value-type="string">
            <text:p>Mulford Plastics PTY LTD (QLD, Australia)</text:p>
          </table:table-cell>
          <table:table-cell office:value-type="string" calcext:value-type="string">
            <text:p>ASTARIGLAS-GP-6mm-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/>
          <table:table-cell table:formula="of:=[.F24]*[.H24]" office:value-type="float" office:value="0" calcext:value-type="float">
            <text:p>0</text:p>
          </table:table-cell>
          <table:table-cell table:formula="of:=([.I24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mulfordplastics.com.au/products/acrylic-cas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acrylic plates</text:p>
          </table:table-cell>
          <table:table-cell office:value-type="string" calcext:value-type="string">
            <text:p>acrylic plates 10mm, black</text:p>
          </table:table-cell>
          <table:table-cell office:value-type="string" calcext:value-type="string">
            <text:p>Mulford Plastics PTY LTD (QLD, Australia)</text:p>
          </table:table-cell>
          <table:table-cell office:value-type="string" calcext:value-type="string">
            <text:p>ASTARIGLAS-GP-10mm-bl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/>
          <table:table-cell table:formula="of:=[.H25]*[.F25]" office:value-type="float" office:value="0" calcext:value-type="float">
            <text:p>0</text:p>
          </table:table-cell>
          <table:table-cell table:formula="of:=([.I25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mulfordplastics.com.au/products/acrylic-cas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petting module</text:p>
          </table:table-cell>
          <table:table-cell office:value-type="string" calcext:value-type="string">
            <text:p>acrylic plates</text:p>
          </table:table-cell>
          <table:table-cell office:value-type="string" calcext:value-type="string">
            <text:p>acrylic plates 10mm, white</text:p>
          </table:table-cell>
          <table:table-cell office:value-type="string" calcext:value-type="string">
            <text:p>Mulford Plastics PTY LTD (QLD, Australia)</text:p>
          </table:table-cell>
          <table:table-cell office:value-type="string" calcext:value-type="string">
            <text:p>ASTARIGLAS-GP-10mm-wh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/>
          <table:table-cell table:formula="of:=[.F26]*[.H26]" office:value-type="float" office:value="0" calcext:value-type="float">
            <text:p>0</text:p>
          </table:table-cell>
          <table:table-cell table:formula="of:=([.I26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mulfordplastics.com.au/products/acrylic-cas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acrylic plates</text:p>
          </table:table-cell>
          <table:table-cell office:value-type="string" calcext:value-type="string">
            <text:p>acrylic plates 10mm, white</text:p>
          </table:table-cell>
          <table:table-cell office:value-type="string" calcext:value-type="string">
            <text:p>Mulford Plastics PTY LTD (QLD, Australia)</text:p>
          </table:table-cell>
          <table:table-cell office:value-type="string" calcext:value-type="string">
            <text:p>ASTARIGLAS-GP-10mm-wh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/>
          <table:table-cell table:formula="of:=[.F27]*[.H27]" office:value-type="float" office:value="0" calcext:value-type="float">
            <text:p>0</text:p>
          </table:table-cell>
          <table:table-cell table:formula="of:=([.I27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mulfordplastics.com.au/products/acrylic-cas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acrylic plates</text:p>
          </table:table-cell>
          <table:table-cell office:value-type="string" calcext:value-type="string">
            <text:p>acrylic plates 6mm, white</text:p>
          </table:table-cell>
          <table:table-cell office:value-type="string" calcext:value-type="string">
            <text:p>Mulford Plastics PTY LTD (QLD, Australia)</text:p>
          </table:table-cell>
          <table:table-cell office:value-type="string" calcext:value-type="string">
            <text:p>ASTARIGLAS-GP-6mm-wh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/>
          <table:table-cell table:formula="of:=[.F28]*[.H28]" office:value-type="float" office:value="0" calcext:value-type="float">
            <text:p>0</text:p>
          </table:table-cell>
          <table:table-cell table:formula="of:=([.I28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mulfordplastics.com.au/products/acrylic-cas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4-core cable</text:p>
          </table:table-cell>
          <table:table-cell office:value-type="string" calcext:value-type="string">
            <text:p>4-core cable, screened, 0.5mm(2), 50m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0AC7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50.6" calcext:value-type="float">
            <text:p>50.6</text:p>
          </table:table-cell>
          <table:table-cell table:formula="of:=[.F29]*[.H29]" office:value-type="float" office:value="50.6" calcext:value-type="float">
            <text:p>50.6</text:p>
          </table:table-cell>
          <table:table-cell table:formula="of:=([.I29]/SUM([.$I$2:.$I$95]))*100" office:value-type="float" office:value="0.78607766354105" calcext:value-type="float">
            <text:p>0.79</text:p>
          </table:table-cell>
          <table:table-cell table:style-name="Excel_20_Built-in_20_Hyperlink" office:value-type="string" calcext:value-type="string">
            <text:p>https://www.newark.com/pro-power/pp001563/shld-flex-cable-4cond-0-5mm2-50m/dp/50AC7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2-core cable</text:p>
          </table:table-cell>
          <table:table-cell office:value-type="string" calcext:value-type="string">
            <text:p>2-core cable, screened, 0.5mm(2), 50m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0AC7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26.9" calcext:value-type="float">
            <text:p>26.9</text:p>
          </table:table-cell>
          <table:table-cell table:formula="of:=[.F30]*[.H30]" office:value-type="float" office:value="26.9" calcext:value-type="float">
            <text:p>26.9</text:p>
          </table:table-cell>
          <table:table-cell table:formula="of:=([.I30]/SUM([.$I$2:.$I$95]))*100" office:value-type="float" office:value="0.41789504247538" calcext:value-type="float">
            <text:p>0.42</text:p>
          </table:table-cell>
          <table:table-cell table:style-name="Excel_20_Built-in_20_Hyperlink" office:value-type="string" calcext:value-type="string">
            <text:p>https://www.newark.com/pro-power/pp001555/shld-flex-cable-2cond-0-5mm2-50m/dp/50AC7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fan, 80mm, 12V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29M8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11.39" calcext:value-type="float">
            <text:p>11.39</text:p>
          </table:table-cell>
          <table:table-cell table:formula="of:=[.F31]*[.H31]" office:value-type="float" office:value="22.78" calcext:value-type="float">
            <text:p>22.78</text:p>
          </table:table-cell>
          <table:table-cell table:formula="of:=([.I31]/SUM([.$I$2:.$I$95]))*100" office:value-type="float" office:value="0.353890299910378" calcext:value-type="float">
            <text:p>0.35</text:p>
          </table:table-cell>
          <table:table-cell table:style-name="Excel_20_Built-in_20_Hyperlink" office:value-type="string" calcext:value-type="string">
            <text:p>https://www.newark.com/nmb-technologies/3110kl-04w-b30-d00/axial-fan-80mm-12vdc-170ma/dp/29M8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fan grid</text:p>
          </table:table-cell>
          <table:table-cell office:value-type="string" calcext:value-type="string">
            <text:p>fan guard for 80x80mm fan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6P2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</text:p>
          </table:table-cell>
          <table:table-cell office:value-type="float" office:value="1.07" calcext:value-type="float">
            <text:p>1.07</text:p>
          </table:table-cell>
          <table:table-cell table:formula="of:=[.F32]*[.H32]" office:value-type="float" office:value="4.28" calcext:value-type="float">
            <text:p>4.28</text:p>
          </table:table-cell>
          <table:table-cell table:formula="of:=([.I32]/SUM([.$I$2:.$I$95]))*100" office:value-type="float" office:value="0.066490363635488" calcext:value-type="float">
            <text:p>0.07</text:p>
          </table:table-cell>
          <table:table-cell table:style-name="Excel_20_Built-in_20_Hyperlink" office:value-type="string" calcext:value-type="string">
            <text:p>https://www.newark.com/multicomp/mc32794/finger-guard/dp/56P2990?st=fan%20grid%2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ational module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breadboard, 170 pin (max 5A rating)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71Y92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1.53" calcext:value-type="float">
            <text:p>1.53</text:p>
          </table:table-cell>
          <table:table-cell table:formula="of:=[.F33]*[.H33]" office:value-type="float" office:value="3.06" calcext:value-type="float">
            <text:p>3.06</text:p>
          </table:table-cell>
          <table:table-cell table:formula="of:=([.I33]/SUM([.$I$2:.$I$95]))*100" office:value-type="float" office:value="0.0475375029730358" calcext:value-type="float">
            <text:p>0.05</text:p>
          </table:table-cell>
          <table:table-cell table:style-name="Excel_20_Built-in_20_Hyperlink" office:value-type="string" calcext:value-type="string">
            <text:p>https://www.newark.com/pro-signal/psg-bb-170w/breadboard-solderless-plastic/dp/71Y9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2-core cable</text:p>
          </table:table-cell>
          <table:table-cell office:value-type="string" calcext:value-type="string">
            <text:p>2-core cable, screened, 0.5mm(2), 50m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0AC7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26.9" calcext:value-type="float">
            <text:p>26.9</text:p>
          </table:table-cell>
          <table:table-cell table:formula="of:=[.H34]*[.F34]" office:value-type="float" office:value="0" calcext:value-type="float">
            <text:p>0</text:p>
          </table:table-cell>
          <table:table-cell table:formula="of:=([.I34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newark.com/pro-power/pp001555/shld-flex-cable-2cond-0-5mm2-50m/dp/50AC7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4-core cable</text:p>
          </table:table-cell>
          <table:table-cell office:value-type="string" calcext:value-type="string">
            <text:p>4-core cable, screened, 0.5mm(2), 50m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0AC7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50.6" calcext:value-type="float">
            <text:p>50.6</text:p>
          </table:table-cell>
          <table:table-cell table:formula="of:=[.H35]*[.F35]" office:value-type="float" office:value="0" calcext:value-type="float">
            <text:p>0</text:p>
          </table:table-cell>
          <table:table-cell table:formula="of:=([.I35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newark.com/pro-power/pp001563/shld-flex-cable-4cond-0-5mm2-50m/dp/50AC7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petting module</text:p>
          </table:table-cell>
          <table:table-cell office:value-type="string" calcext:value-type="string">
            <text:p>2-core cable</text:p>
          </table:table-cell>
          <table:table-cell office:value-type="string" calcext:value-type="string">
            <text:p>2-core cable, screened, 0.5mm(2), 50m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0AC7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26.9" calcext:value-type="float">
            <text:p>26.9</text:p>
          </table:table-cell>
          <table:table-cell table:formula="of:=[.F36]*[.H36]" office:value-type="float" office:value="0" calcext:value-type="float">
            <text:p>0</text:p>
          </table:table-cell>
          <table:table-cell table:formula="of:=([.I36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newark.com/pro-power/pp001555/shld-flex-cable-2cond-0-5mm2-50m/dp/50AC7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petting module</text:p>
          </table:table-cell>
          <table:table-cell office:value-type="string" calcext:value-type="string">
            <text:p>4-core cable</text:p>
          </table:table-cell>
          <table:table-cell office:value-type="string" calcext:value-type="string">
            <text:p>4-core cable, screened, 0.5mm(2), 50m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0AC7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50.6" calcext:value-type="float">
            <text:p>50.6</text:p>
          </table:table-cell>
          <table:table-cell table:formula="of:=[.F37]*[.H37]" office:value-type="float" office:value="0" calcext:value-type="float">
            <text:p>0</text:p>
          </table:table-cell>
          <table:table-cell table:formula="of:=([.I37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newark.com/pro-power/pp001563/shld-flex-cable-4cond-0-5mm2-50m/dp/50AC7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2-core cable</text:p>
          </table:table-cell>
          <table:table-cell office:value-type="string" calcext:value-type="string">
            <text:p>2-core cable, screened, 0.5mm(2), 50m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0AC7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26.9" calcext:value-type="float">
            <text:p>26.9</text:p>
          </table:table-cell>
          <table:table-cell table:formula="of:=[.F38]*[.H38]" office:value-type="float" office:value="0" calcext:value-type="float">
            <text:p>0</text:p>
          </table:table-cell>
          <table:table-cell table:formula="of:=([.I38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newark.com/pro-power/pp001555/shld-flex-cable-2cond-0-5mm2-50m/dp/50AC7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4-core cable</text:p>
          </table:table-cell>
          <table:table-cell office:value-type="string" calcext:value-type="string">
            <text:p>4-core cable, screened, 0.5mm(2), 50m</text:p>
          </table:table-cell>
          <table:table-cell office:value-type="string" calcext:value-type="string">
            <text:p>Newark element14 (IL, USA)</text:p>
          </table:table-cell>
          <table:table-cell office:value-type="string" calcext:value-type="string">
            <text:p>50AC7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50.6" calcext:value-type="float">
            <text:p>50.6</text:p>
          </table:table-cell>
          <table:table-cell table:formula="of:=[.F39]*[.H39]" office:value-type="float" office:value="0" calcext:value-type="float">
            <text:p>0</text:p>
          </table:table-cell>
          <table:table-cell table:formula="of:=([.I39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www.newark.com/pro-power/pp001563/shld-flex-cable-4cond-0-5mm2-50m/dp/50AC7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port module</text:p>
          </table:table-cell>
          <table:table-cell office:value-type="string" calcext:value-type="string">
            <text:p>linear actuator</text:p>
          </table:table-cell>
          <table:table-cell office:value-type="string" calcext:value-type="string">
            <text:p>1000mm C-Beam® XLarge Linear Actuator Bundle (w NEMA23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495-Bun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74.99" calcext:value-type="float">
            <text:p>174.99</text:p>
          </table:table-cell>
          <table:table-cell table:formula="of:=[.H40]*[.F40]" office:value-type="float" office:value="174.99" calcext:value-type="float">
            <text:p>174.99</text:p>
          </table:table-cell>
          <table:table-cell table:formula="of:=([.I40]/SUM([.$I$2:.$I$95]))*100" office:value-type="float" office:value="2.71849269452665" calcext:value-type="float">
            <text:p>2.72</text:p>
          </table:table-cell>
          <table:table-cell table:style-name="Excel_20_Built-in_20_Hyperlink" office:value-type="string" calcext:value-type="string">
            <text:p>https://openbuildspartstore.com/c-beam-xlarge-linear-actuator-bundl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linear actuator</text:p>
          </table:table-cell>
          <table:table-cell office:value-type="string" calcext:value-type="string">
            <text:p>500mm C-Beam® Linear Actuator Bundle <text:s/>(w NEMA23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95-Bun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44.99" calcext:value-type="float">
            <text:p>144.99</text:p>
          </table:table-cell>
          <table:table-cell table:formula="of:=[.H41]*[.F41]" office:value-type="float" office:value="144.99" calcext:value-type="float">
            <text:p>144.99</text:p>
          </table:table-cell>
          <table:table-cell table:formula="of:=([.I41]/SUM([.$I$2:.$I$95]))*100" office:value-type="float" office:value="2.25243874381061" calcext:value-type="float">
            <text:p>2.25</text:p>
          </table:table-cell>
          <table:table-cell table:style-name="Excel_20_Built-in_20_Hyperlink" office:value-type="string" calcext:value-type="string">
            <text:p>https://openbuildspartstore.com/c-beam-linear-actuator-bundl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linear actuator</text:p>
          </table:table-cell>
          <table:table-cell office:value-type="string" calcext:value-type="string">
            <text:p>500mm C-Beam® Linear Actuator Bundle <text:s/>(w NEMA23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95-Bun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44.99" calcext:value-type="float">
            <text:p>144.99</text:p>
          </table:table-cell>
          <table:table-cell table:formula="of:=[.F42]*[.H42]" office:value-type="float" office:value="144.99" calcext:value-type="float">
            <text:p>144.99</text:p>
          </table:table-cell>
          <table:table-cell table:formula="of:=([.I42]/SUM([.$I$2:.$I$95]))*100" office:value-type="float" office:value="2.25243874381061" calcext:value-type="float">
            <text:p>2.25</text:p>
          </table:table-cell>
          <table:table-cell table:style-name="Excel_20_Built-in_20_Hyperlink" office:value-type="string" calcext:value-type="string">
            <text:p>https://openbuildspartstore.com/c-beam-linear-actuator-bundl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linear actuator</text:p>
          </table:table-cell>
          <table:table-cell office:value-type="string" calcext:value-type="string">
            <text:p>250mm C-Beam® Linear Actuator Bundle <text:s/>(w NEMA23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95-Bun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26.99" calcext:value-type="float">
            <text:p>126.99</text:p>
          </table:table-cell>
          <table:table-cell table:formula="of:=[.H43]*[.F43]" office:value-type="float" office:value="126.99" calcext:value-type="float">
            <text:p>126.99</text:p>
          </table:table-cell>
          <table:table-cell table:formula="of:=([.I43]/SUM([.$I$2:.$I$95]))*100" office:value-type="float" office:value="1.97280637338099" calcext:value-type="float">
            <text:p>1.97</text:p>
          </table:table-cell>
          <table:table-cell table:style-name="Excel_20_Built-in_20_Hyperlink" office:value-type="string" calcext:value-type="string">
            <text:p>https://openbuildspartstore.com/c-beam-linear-actuator-bundl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linear actuator</text:p>
          </table:table-cell>
          <table:table-cell office:value-type="string" calcext:value-type="string">
            <text:p>250mm Belt &amp; Pinion Actuator Bundle <text:s/>(w NEMA23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65-Bun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09.99" calcext:value-type="float">
            <text:p>109.99</text:p>
          </table:table-cell>
          <table:table-cell table:formula="of:=[.F44]*[.H44]" office:value-type="float" office:value="109.99" calcext:value-type="float">
            <text:p>109.99</text:p>
          </table:table-cell>
          <table:table-cell table:formula="of:=([.I44]/SUM([.$I$2:.$I$95]))*100" office:value-type="float" office:value="1.7087091346419" calcext:value-type="float">
            <text:p>1.71</text:p>
          </table:table-cell>
          <table:table-cell table:style-name="Excel_20_Built-in_20_Hyperlink" office:value-type="string" calcext:value-type="string">
            <text:p>https://openbuildspartstore.com/nema-23-belt-pinion-actuator-bundl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power supply 12V/29A (Meanwell) set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511-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59.99" calcext:value-type="float">
            <text:p>59.99</text:p>
          </table:table-cell>
          <table:table-cell table:formula="of:=[.F45]*[.H45]" office:value-type="float" office:value="59.99" calcext:value-type="float">
            <text:p>59.99</text:p>
          </table:table-cell>
          <table:table-cell table:formula="of:=([.I45]/SUM([.$I$2:.$I$95]))*100" office:value-type="float" office:value="0.93195255011517" calcext:value-type="float">
            <text:p>0.93</text:p>
          </table:table-cell>
          <table:table-cell table:style-name="Excel_20_Built-in_20_Hyperlink" office:value-type="string" calcext:value-type="string">
            <text:p>https://openbuildspartstore.com/12v-29a-meanwell-power-supply-bundl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plates</text:p>
          </table:table-cell>
          <table:table-cell office:value-type="string" calcext:value-type="string">
            <text:p>90 degree joining plate</text:p>
          </table:table-cell>
          <table:table-cell office:value-type="string" calcext:value-type="string">
            <text:p>OpenBuilds (NJ, USA)</text:p>
          </table:table-cell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eces</text:p>
          </table:table-cell>
          <table:table-cell office:value-type="float" office:value="4.99" calcext:value-type="float">
            <text:p>4.99</text:p>
          </table:table-cell>
          <table:table-cell table:formula="of:=[.F46]*[.H46]" office:value-type="float" office:value="59.88" calcext:value-type="float">
            <text:p>59.88</text:p>
          </table:table-cell>
          <table:table-cell table:formula="of:=([.I46]/SUM([.$I$2:.$I$95]))*100" office:value-type="float" office:value="0.930243685629211" calcext:value-type="float">
            <text:p>0.93</text:p>
          </table:table-cell>
          <table:table-cell table:style-name="Excel_20_Built-in_20_Hyperlink" office:value-type="string" calcext:value-type="string">
            <text:p>https://openbuildspartstore.com/90-degree-joining-plat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cable management</text:p>
          </table:table-cell>
          <table:table-cell office:value-type="string" calcext:value-type="string">
            <text:p>drag chain cable carrier: 1m</text:p>
          </table:table-cell>
          <table:table-cell office:value-type="string" calcext:value-type="string">
            <text:p>OpenBuilds (NJ, USA)</text:p>
          </table:table-cell>
          <table:table-cell office:value-type="float" office:value="2450" calcext:value-type="float">
            <text:p>2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15.99" calcext:value-type="float">
            <text:p>15.99</text:p>
          </table:table-cell>
          <table:table-cell office:value-type="float" office:value="47.97" calcext:value-type="float">
            <text:p>47.97</text:p>
          </table:table-cell>
          <table:table-cell table:formula="of:=([.I47]/SUM([.$I$2:.$I$95]))*100" office:value-type="float" office:value="0.745220267194944" calcext:value-type="float">
            <text:p>0.75</text:p>
          </table:table-cell>
          <table:table-cell table:style-name="Excel_20_Built-in_20_Hyperlink" office:value-type="string" calcext:value-type="string">
            <text:p>https://openbuildspartstore.com/drag-chain-cable-carrie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port module</text:p>
          </table:table-cell>
          <table:table-cell office:value-type="string" calcext:value-type="string">
            <text:p>cable management</text:p>
          </table:table-cell>
          <table:table-cell office:value-type="string" calcext:value-type="string">
            <text:p>drag chain cable carrier (10 x 15mm): 1m</text:p>
          </table:table-cell>
          <table:table-cell office:value-type="string" calcext:value-type="string">
            <text:p>OpenBuilds (NJ, USA)</text:p>
          </table:table-cell>
          <table:table-cell office:value-type="float" office:value="2450" calcext:value-type="float">
            <text:p>2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5.99" calcext:value-type="float">
            <text:p>15.99</text:p>
          </table:table-cell>
          <table:table-cell table:formula="of:=[.H48]*[.F48]" office:value-type="float" office:value="47.97" calcext:value-type="float">
            <text:p>47.97</text:p>
          </table:table-cell>
          <table:table-cell table:formula="of:=([.I48]/SUM([.$I$2:.$I$95]))*100" office:value-type="float" office:value="0.745220267194944" calcext:value-type="float">
            <text:p>0.75</text:p>
          </table:table-cell>
          <table:table-cell table:style-name="Excel_20_Built-in_20_Hyperlink" office:value-type="string" calcext:value-type="string">
            <text:p>https://openbuildspartstore.com/drag-chain-cable-carrie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plates</text:p>
          </table:table-cell>
          <table:table-cell office:value-type="string" calcext:value-type="string">
            <text:p>90 degree joining plate</text:p>
          </table:table-cell>
          <table:table-cell office:value-type="string" calcext:value-type="string">
            <text:p>OpenBuilds (NJ, USA)</text:p>
          </table:table-cell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eces</text:p>
          </table:table-cell>
          <table:table-cell office:value-type="float" office:value="4.99" calcext:value-type="float">
            <text:p>4.99</text:p>
          </table:table-cell>
          <table:table-cell table:formula="of:=[.H49]*[.F49]" office:value-type="float" office:value="39.92" calcext:value-type="float">
            <text:p>39.92</text:p>
          </table:table-cell>
          <table:table-cell table:formula="of:=([.I49]/SUM([.$I$2:.$I$95]))*100" office:value-type="float" office:value="0.620162457086141" calcext:value-type="float">
            <text:p>0.62</text:p>
          </table:table-cell>
          <table:table-cell table:style-name="Excel_20_Built-in_20_Hyperlink" office:value-type="string" calcext:value-type="string">
            <text:p>https://openbuildspartstore.com/90-degree-joining-plate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black corner brackets</text:p>
          </table:table-cell>
          <table:table-cell office:value-type="string" calcext:value-type="string">
            <text:p>OpenBuilds (NJ, USA)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eces</text:p>
          </table:table-cell>
          <table:table-cell office:value-type="float" office:value="2.99" calcext:value-type="float">
            <text:p>2.99</text:p>
          </table:table-cell>
          <table:table-cell table:formula="of:=[.H50]*[.F50]" office:value-type="float" office:value="35.88" calcext:value-type="float">
            <text:p>35.88</text:p>
          </table:table-cell>
          <table:table-cell table:formula="of:=([.I50]/SUM([.$I$2:.$I$95]))*100" office:value-type="float" office:value="0.557400525056381" calcext:value-type="float">
            <text:p>0.56</text:p>
          </table:table-cell>
          <table:table-cell table:style-name="Excel_20_Built-in_20_Hyperlink" office:value-type="string" calcext:value-type="string">
            <text:p>https://openbuildspartstore.com/black-angle-corner-connecto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black corner brackets</text:p>
          </table:table-cell>
          <table:table-cell office:value-type="string" calcext:value-type="string">
            <text:p>OpenBuilds (NJ, USA)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eces</text:p>
          </table:table-cell>
          <table:table-cell office:value-type="float" office:value="2.99" calcext:value-type="float">
            <text:p>2.99</text:p>
          </table:table-cell>
          <table:table-cell table:formula="of:=[.F51]*[.H51]" office:value-type="float" office:value="35.88" calcext:value-type="float">
            <text:p>35.88</text:p>
          </table:table-cell>
          <table:table-cell table:formula="of:=([.I51]/SUM([.$I$2:.$I$95]))*100" office:value-type="float" office:value="0.557400525056381" calcext:value-type="float">
            <text:p>0.56</text:p>
          </table:table-cell>
          <table:table-cell table:style-name="Excel_20_Built-in_20_Hyperlink" office:value-type="string" calcext:value-type="string">
            <text:p>https://openbuildspartstore.com/black-angle-corner-connecto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aluminium profile</text:p>
          </table:table-cell>
          <table:table-cell office:value-type="string" calcext:value-type="string">
            <text:p>profile 20x20 (V slot): 250mm (to be cut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VSlot20x20LinearRa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eces</text:p>
          </table:table-cell>
          <table:table-cell office:value-type="float" office:value="3.29" calcext:value-type="float">
            <text:p>3.29</text:p>
          </table:table-cell>
          <table:table-cell table:formula="of:=[.F52]*[.H52]" office:value-type="float" office:value="26.32" calcext:value-type="float">
            <text:p>26.32</text:p>
          </table:table-cell>
          <table:table-cell table:formula="of:=([.I52]/SUM([.$I$2:.$I$95]))*100" office:value-type="float" office:value="0.40888466609487" calcext:value-type="float">
            <text:p>0.41</text:p>
          </table:table-cell>
          <table:table-cell table:style-name="Excel_20_Built-in_20_Hyperlink" office:value-type="string" calcext:value-type="string">
            <text:p>https://openbuildspartstore.com/v-slot-20x20-linear-rail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cable management</text:p>
          </table:table-cell>
          <table:table-cell office:value-type="string" calcext:value-type="string">
            <text:p>drag chain cable carrier (10 x 15mm): 0.5m</text:p>
          </table:table-cell>
          <table:table-cell office:value-type="string" calcext:value-type="string">
            <text:p>OpenBuilds (NJ, USA)</text:p>
          </table:table-cell>
          <table:table-cell office:value-type="float" office:value="2450" calcext:value-type="float">
            <text:p>2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7.99" calcext:value-type="float">
            <text:p>7.99</text:p>
          </table:table-cell>
          <table:table-cell table:formula="of:=[.H53]*[.F53]" office:value-type="float" office:value="23.97" calcext:value-type="float">
            <text:p>23.97</text:p>
          </table:table-cell>
          <table:table-cell table:formula="of:=([.I53]/SUM([.$I$2:.$I$95]))*100" office:value-type="float" office:value="0.372377106622114" calcext:value-type="float">
            <text:p>0.37</text:p>
          </table:table-cell>
          <table:table-cell table:style-name="Excel_20_Built-in_20_Hyperlink" office:value-type="string" calcext:value-type="string">
            <text:p>https://openbuildspartstore.com/drag-chain-cable-carrie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cable management</text:p>
          </table:table-cell>
          <table:table-cell office:value-type="string" calcext:value-type="string">
            <text:p>drag chain cable carrier (10 x 15mm): 0.5m</text:p>
          </table:table-cell>
          <table:table-cell office:value-type="string" calcext:value-type="string">
            <text:p>OpenBuilds (NJ, USA)</text:p>
          </table:table-cell>
          <table:table-cell office:value-type="float" office:value="2450" calcext:value-type="float">
            <text:p>2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7.99" calcext:value-type="float">
            <text:p>7.99</text:p>
          </table:table-cell>
          <table:table-cell table:formula="of:=[.F54]*[.H54]" office:value-type="float" office:value="23.97" calcext:value-type="float">
            <text:p>23.97</text:p>
          </table:table-cell>
          <table:table-cell table:formula="of:=([.I54]/SUM([.$I$2:.$I$95]))*100" office:value-type="float" office:value="0.372377106622114" calcext:value-type="float">
            <text:p>0.37</text:p>
          </table:table-cell>
          <table:table-cell table:style-name="Excel_20_Built-in_20_Hyperlink" office:value-type="string" calcext:value-type="string">
            <text:p>https://openbuildspartstore.com/drag-chain-cable-carrie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port module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black corner brackets</text:p>
          </table:table-cell>
          <table:table-cell office:value-type="string" calcext:value-type="string">
            <text:p>OpenBuilds (NJ, USA)</text:p>
          </table:table-cell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eces</text:p>
          </table:table-cell>
          <table:table-cell office:value-type="float" office:value="2.99" calcext:value-type="float">
            <text:p>2.99</text:p>
          </table:table-cell>
          <table:table-cell table:formula="of:=[.H55]*[.F55]" office:value-type="float" office:value="23.92" calcext:value-type="float">
            <text:p>23.92</text:p>
          </table:table-cell>
          <table:table-cell table:formula="of:=([.I55]/SUM([.$I$2:.$I$95]))*100" office:value-type="float" office:value="0.371600350037587" calcext:value-type="float">
            <text:p>0.37</text:p>
          </table:table-cell>
          <table:table-cell table:style-name="Excel_20_Built-in_20_Hyperlink" office:value-type="string" calcext:value-type="string">
            <text:p>https://openbuildspartstore.com/black-angle-corner-connector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aluminium profile</text:p>
          </table:table-cell>
          <table:table-cell office:value-type="string" calcext:value-type="string">
            <text:p>profile 20x20 (V slot): 500mm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VSlot20x20LinearRa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</text:p>
          </table:table-cell>
          <table:table-cell office:value-type="float" office:value="5.49" calcext:value-type="float">
            <text:p>5.49</text:p>
          </table:table-cell>
          <table:table-cell table:formula="of:=[.F56]*[.H56]" office:value-type="float" office:value="21.96" calcext:value-type="float">
            <text:p>21.96</text:p>
          </table:table-cell>
          <table:table-cell table:formula="of:=([.I56]/SUM([.$I$2:.$I$95]))*100" office:value-type="float" office:value="0.341151491924139" calcext:value-type="float">
            <text:p>0.34</text:p>
          </table:table-cell>
          <table:table-cell table:style-name="Excel_20_Built-in_20_Hyperlink" office:value-type="string" calcext:value-type="string">
            <text:p>https://openbuildspartstore.com/v-slot-20x20-linear-rail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connectors: 4pins</text:p>
          </table:table-cell>
          <table:table-cell office:value-type="string" calcext:value-type="string">
            <text:p>xtension connectors 4pin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25-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s</text:p>
          </table:table-cell>
          <table:table-cell office:value-type="float" office:value="3.49" calcext:value-type="float">
            <text:p>3.49</text:p>
          </table:table-cell>
          <table:table-cell table:formula="of:=[.F57]*[.H57]" office:value-type="float" office:value="17.45" calcext:value-type="float">
            <text:p>17.45</text:p>
          </table:table-cell>
          <table:table-cell table:formula="of:=([.I57]/SUM([.$I$2:.$I$95]))*100" office:value-type="float" office:value="0.271088047999828" calcext:value-type="float">
            <text:p>0.27</text:p>
          </table:table-cell>
          <table:table-cell table:style-name="Excel_20_Built-in_20_Hyperlink" office:value-type="string" calcext:value-type="string">
            <text:p>https://openbuildspartstore.com/xtension-connector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aluminium profile</text:p>
          </table:table-cell>
          <table:table-cell office:value-type="string" calcext:value-type="string">
            <text:p>profile 20x20 (V slot): 500mm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VSlot20x20Linear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5.49" calcext:value-type="float">
            <text:p>5.49</text:p>
          </table:table-cell>
          <table:table-cell table:formula="of:=[.H58]*[.F58]" office:value-type="float" office:value="16.47" calcext:value-type="float">
            <text:p>16.47</text:p>
          </table:table-cell>
          <table:table-cell table:formula="of:=([.I58]/SUM([.$I$2:.$I$95]))*100" office:value-type="float" office:value="0.255863618943105" calcext:value-type="float">
            <text:p>0.26</text:p>
          </table:table-cell>
          <table:table-cell table:style-name="Excel_20_Built-in_20_Hyperlink" office:value-type="string" calcext:value-type="string">
            <text:p>https://openbuildspartstore.com/v-slot-20x20-linear-rail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spacer</text:p>
          </table:table-cell>
          <table:table-cell office:value-type="string" calcext:value-type="string">
            <text:p>aluminium spacer: 6mm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0-P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</text:p>
          </table:table-cell>
          <table:table-cell office:value-type="float" office:value="2.99" calcext:value-type="float">
            <text:p>2.99</text:p>
          </table:table-cell>
          <table:table-cell table:formula="of:=[.H59]*[.F59]" office:value-type="float" office:value="11.96" calcext:value-type="float">
            <text:p>11.96</text:p>
          </table:table-cell>
          <table:table-cell table:formula="of:=([.I59]/SUM([.$I$2:.$I$95]))*100" office:value-type="float" office:value="0.185800175018794" calcext:value-type="float">
            <text:p>0.19</text:p>
          </table:table-cell>
          <table:table-cell table:style-name="Excel_20_Built-in_20_Hyperlink" office:value-type="string" calcext:value-type="string">
            <text:p>https://openbuildspartstore.com/aluminum-spacers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spacer</text:p>
          </table:table-cell>
          <table:table-cell office:value-type="string" calcext:value-type="string">
            <text:p>aluminium spacer: 20mm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65-P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</text:p>
          </table:table-cell>
          <table:table-cell office:value-type="float" office:value="2.99" calcext:value-type="float">
            <text:p>2.99</text:p>
          </table:table-cell>
          <table:table-cell table:formula="of:=[.F60]*[.H60]" office:value-type="float" office:value="11.96" calcext:value-type="float">
            <text:p>11.96</text:p>
          </table:table-cell>
          <table:table-cell table:formula="of:=([.I60]/SUM([.$I$2:.$I$95]))*100" office:value-type="float" office:value="0.185800175018794" calcext:value-type="float">
            <text:p>0.19</text:p>
          </table:table-cell>
          <table:table-cell table:style-name="Excel_20_Built-in_20_Hyperlink" office:value-type="string" calcext:value-type="string">
            <text:p>https://openbuildspartstore.com/aluminum-spacers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limit switch</text:p>
          </table:table-cell>
          <table:table-cell office:value-type="string" calcext:value-type="string">
            <text:p>Xtension Limit Switch Kit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805-K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4.99" calcext:value-type="float">
            <text:p>4.99</text:p>
          </table:table-cell>
          <table:table-cell table:formula="of:=[.H61]*[.F61]" office:value-type="float" office:value="9.98" calcext:value-type="float">
            <text:p>9.98</text:p>
          </table:table-cell>
          <table:table-cell table:formula="of:=([.I61]/SUM([.$I$2:.$I$95]))*100" office:value-type="float" office:value="0.155040614271535" calcext:value-type="float">
            <text:p>0.16</text:p>
          </table:table-cell>
          <table:table-cell table:style-name="Excel_20_Built-in_20_Hyperlink" office:value-type="string" calcext:value-type="string">
            <text:p>https://openbuildspartstore.com/xtension-limit-switch-ki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limit switch</text:p>
          </table:table-cell>
          <table:table-cell office:value-type="string" calcext:value-type="string">
            <text:p>Xtension Limit Switch Kit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805-K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4.99" calcext:value-type="float">
            <text:p>4.99</text:p>
          </table:table-cell>
          <table:table-cell table:formula="of:=[.F62]*[.H62]" office:value-type="float" office:value="9.98" calcext:value-type="float">
            <text:p>9.98</text:p>
          </table:table-cell>
          <table:table-cell table:formula="of:=([.I62]/SUM([.$I$2:.$I$95]))*100" office:value-type="float" office:value="0.155040614271535" calcext:value-type="float">
            <text:p>0.16</text:p>
          </table:table-cell>
          <table:table-cell table:style-name="Excel_20_Built-in_20_Hyperlink" office:value-type="string" calcext:value-type="string">
            <text:p>https://openbuildspartstore.com/xtension-limit-switch-ki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tee nuts (M5)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536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2.99" calcext:value-type="float">
            <text:p>2.99</text:p>
          </table:table-cell>
          <table:table-cell table:formula="of:=[.H63]*[.F63]" office:value-type="float" office:value="8.97" calcext:value-type="float">
            <text:p>8.97</text:p>
          </table:table-cell>
          <table:table-cell table:formula="of:=([.I63]/SUM([.$I$2:.$I$95]))*100" office:value-type="float" office:value="0.139350131264095" calcext:value-type="float">
            <text:p>0.14</text:p>
          </table:table-cell>
          <table:table-cell table:style-name="Excel_20_Built-in_20_Hyperlink" office:value-type="string" calcext:value-type="string">
            <text:p>https://openbuildspartstore.com/tee-nut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tee nuts (M5)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536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2.99" calcext:value-type="float">
            <text:p>2.99</text:p>
          </table:table-cell>
          <table:table-cell table:formula="of:=[.F64]*[.H64]" office:value-type="float" office:value="8.97" calcext:value-type="float">
            <text:p>8.97</text:p>
          </table:table-cell>
          <table:table-cell table:formula="of:=([.I64]/SUM([.$I$2:.$I$95]))*100" office:value-type="float" office:value="0.139350131264095" calcext:value-type="float">
            <text:p>0.14</text:p>
          </table:table-cell>
          <table:table-cell table:style-name="Excel_20_Built-in_20_Hyperlink" office:value-type="string" calcext:value-type="string">
            <text:p>https://openbuildspartstore.com/tee-nut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connectors: 2pins</text:p>
          </table:table-cell>
          <table:table-cell office:value-type="string" calcext:value-type="string">
            <text:p>xtension connectors 2pin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25-S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float" office:value="1.49" calcext:value-type="float">
            <text:p>1.49</text:p>
          </table:table-cell>
          <table:table-cell table:formula="of:=[.F65]*[.H65]" office:value-type="float" office:value="8.94" calcext:value-type="float">
            <text:p>8.94</text:p>
          </table:table-cell>
          <table:table-cell table:formula="of:=([.I65]/SUM([.$I$2:.$I$95]))*100" office:value-type="float" office:value="0.138884077313379" calcext:value-type="float">
            <text:p>0.14</text:p>
          </table:table-cell>
          <table:table-cell table:style-name="Excel_20_Built-in_20_Hyperlink" office:value-type="string" calcext:value-type="string">
            <text:p>https://openbuildspartstore.com/xtension-connector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20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750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.69" calcext:value-type="float">
            <text:p>1.69</text:p>
          </table:table-cell>
          <table:table-cell table:formula="of:=[.H66]*[.F66]" office:value-type="float" office:value="5.07" calcext:value-type="float">
            <text:p>5.07</text:p>
          </table:table-cell>
          <table:table-cell table:formula="of:=([.I66]/SUM([.$I$2:.$I$95]))*100" office:value-type="float" office:value="0.0787631176710104" calcext:value-type="float">
            <text:p>0.08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20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750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.69" calcext:value-type="float">
            <text:p>1.69</text:p>
          </table:table-cell>
          <table:table-cell table:formula="of:=[.F67]*[.H67]" office:value-type="float" office:value="5.07" calcext:value-type="float">
            <text:p>5.07</text:p>
          </table:table-cell>
          <table:table-cell table:formula="of:=([.I67]/SUM([.$I$2:.$I$95]))*100" office:value-type="float" office:value="0.0787631176710104" calcext:value-type="float">
            <text:p>0.08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port module</text:p>
          </table:table-cell>
          <table:table-cell office:value-type="string" calcext:value-type="string">
            <text:p>limit switch</text:p>
          </table:table-cell>
          <table:table-cell office:value-type="string" calcext:value-type="string">
            <text:p>Xtension Limit Switch Kit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805-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4.99" calcext:value-type="float">
            <text:p>4.99</text:p>
          </table:table-cell>
          <table:table-cell table:formula="of:=[.H68]*[.F68]" office:value-type="float" office:value="4.99" calcext:value-type="float">
            <text:p>4.99</text:p>
          </table:table-cell>
          <table:table-cell table:formula="of:=([.I68]/SUM([.$I$2:.$I$95]))*100" office:value-type="float" office:value="0.0775203071357676" calcext:value-type="float">
            <text:p>0.08</text:p>
          </table:table-cell>
          <table:table-cell table:style-name="Excel_20_Built-in_20_Hyperlink" office:value-type="string" calcext:value-type="string">
            <text:p>https://openbuildspartstore.com/xtension-limit-switch-kit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15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22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.59" calcext:value-type="float">
            <text:p>1.59</text:p>
          </table:table-cell>
          <table:table-cell table:formula="of:=[.H69]*[.F69]" office:value-type="float" office:value="4.77" calcext:value-type="float">
            <text:p>4.77</text:p>
          </table:table-cell>
          <table:table-cell table:formula="of:=([.I69]/SUM([.$I$2:.$I$95]))*100" office:value-type="float" office:value="0.07410257816385" calcext:value-type="float">
            <text:p>0.07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15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22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.59" calcext:value-type="float">
            <text:p>1.59</text:p>
          </table:table-cell>
          <table:table-cell table:formula="of:=[.F70]*[.H70]" office:value-type="float" office:value="4.77" calcext:value-type="float">
            <text:p>4.77</text:p>
          </table:table-cell>
          <table:table-cell table:formula="of:=([.I70]/SUM([.$I$2:.$I$95]))*100" office:value-type="float" office:value="0.07410257816385" calcext:value-type="float">
            <text:p>0.07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10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878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.49" calcext:value-type="float">
            <text:p>1.49</text:p>
          </table:table-cell>
          <table:table-cell table:formula="of:=[.H71]*[.F71]" office:value-type="float" office:value="4.47" calcext:value-type="float">
            <text:p>4.47</text:p>
          </table:table-cell>
          <table:table-cell table:formula="of:=([.I71]/SUM([.$I$2:.$I$95]))*100" office:value-type="float" office:value="0.0694420386566896" calcext:value-type="float">
            <text:p>0.07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10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878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.49" calcext:value-type="float">
            <text:p>1.49</text:p>
          </table:table-cell>
          <table:table-cell table:formula="of:=[.F72]*[.H72]" office:value-type="float" office:value="4.47" calcext:value-type="float">
            <text:p>4.47</text:p>
          </table:table-cell>
          <table:table-cell table:formula="of:=([.I72]/SUM([.$I$2:.$I$95]))*100" office:value-type="float" office:value="0.0694420386566896" calcext:value-type="float">
            <text:p>0.07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8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46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.39" calcext:value-type="float">
            <text:p>1.39</text:p>
          </table:table-cell>
          <table:table-cell table:formula="of:=[.H73]*[.F73]" office:value-type="float" office:value="4.17" calcext:value-type="float">
            <text:p>4.17</text:p>
          </table:table-cell>
          <table:table-cell table:formula="of:=([.I73]/SUM([.$I$2:.$I$95]))*100" office:value-type="float" office:value="0.0647814991495292" calcext:value-type="float">
            <text:p>0.06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8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46-p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1.39" calcext:value-type="float">
            <text:p>1.39</text:p>
          </table:table-cell>
          <table:table-cell table:formula="of:=[.F74]*[.H74]" office:value-type="float" office:value="4.17" calcext:value-type="float">
            <text:p>4.17</text:p>
          </table:table-cell>
          <table:table-cell table:formula="of:=([.I74]/SUM([.$I$2:.$I$95]))*100" office:value-type="float" office:value="0.0647814991495292" calcext:value-type="float">
            <text:p>0.06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aluminium profile</text:p>
          </table:table-cell>
          <table:table-cell office:value-type="string" calcext:value-type="string">
            <text:p>profile 20x40 (V slot): 250mm (to be cut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VSlot20x40Linear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3.99" calcext:value-type="float">
            <text:p>3.99</text:p>
          </table:table-cell>
          <table:table-cell table:formula="of:=[.F75]*[.H75]" office:value-type="float" office:value="3.99" calcext:value-type="float">
            <text:p>3.99</text:p>
          </table:table-cell>
          <table:table-cell table:formula="of:=([.I75]/SUM([.$I$2:.$I$95]))*100" office:value-type="float" office:value="0.061985175445233" calcext:value-type="float">
            <text:p>0.06</text:p>
          </table:table-cell>
          <table:table-cell table:style-name="Excel_20_Built-in_20_Hyperlink" office:value-type="string" calcext:value-type="string">
            <text:p>https://openbuildspartstore.com/v-slot-20x40-linear-rail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port module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M5x15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922-p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1.59" calcext:value-type="float">
            <text:p>1.59</text:p>
          </table:table-cell>
          <table:table-cell table:formula="of:=[.H76]*[.F76]" office:value-type="float" office:value="3.18" calcext:value-type="float">
            <text:p>3.18</text:p>
          </table:table-cell>
          <table:table-cell table:formula="of:=([.I76]/SUM([.$I$2:.$I$95]))*100" office:value-type="float" office:value="0.0494017187759" calcext:value-type="float">
            <text:p>0.05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port module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tee nuts (M5)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536-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2.99" calcext:value-type="float">
            <text:p>2.99</text:p>
          </table:table-cell>
          <table:table-cell table:formula="of:=[.H77]*[.F77]" office:value-type="float" office:value="2.99" calcext:value-type="float">
            <text:p>2.99</text:p>
          </table:table-cell>
          <table:table-cell table:formula="of:=([.I77]/SUM([.$I$2:.$I$95]))*100" office:value-type="float" office:value="0.0464500437546984" calcext:value-type="float">
            <text:p>0.05</text:p>
          </table:table-cell>
          <table:table-cell table:style-name="Excel_20_Built-in_20_Hyperlink" office:value-type="string" calcext:value-type="string">
            <text:p>https://openbuildspartstore.com/tee-nut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M5x25mm (pack of 10)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0-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.79" calcext:value-type="float">
            <text:p>1.79</text:p>
          </table:table-cell>
          <table:table-cell table:formula="of:=[.F78]*[.H78]" office:value-type="float" office:value="1.79" calcext:value-type="float">
            <text:p>1.79</text:p>
          </table:table-cell>
          <table:table-cell table:formula="of:=([.I78]/SUM([.$I$2:.$I$95]))*100" office:value-type="float" office:value="0.0278078857260569" calcext:value-type="float">
            <text:p>0.03</text:p>
          </table:table-cell>
          <table:table-cell table:style-name="Excel_20_Built-in_20_Hyperlink" office:value-type="string" calcext:value-type="string">
            <text:p>https://openbuildspartstore.com/low-profile-screws-m5-10-pack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connectors: 2pins</text:p>
          </table:table-cell>
          <table:table-cell office:value-type="string" calcext:value-type="string">
            <text:p>xtension connectors 2pin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25-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1.49" calcext:value-type="float">
            <text:p>1.49</text:p>
          </table:table-cell>
          <table:table-cell table:formula="of:=[.H79]*[.F79]" office:value-type="float" office:value="0" calcext:value-type="float">
            <text:p>0</text:p>
          </table:table-cell>
          <table:table-cell table:formula="of:=([.I79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openbuildspartstore.com/xtension-connector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osslinker module</text:p>
          </table:table-cell>
          <table:table-cell office:value-type="string" calcext:value-type="string">
            <text:p>connectors: 4pins</text:p>
          </table:table-cell>
          <table:table-cell office:value-type="string" calcext:value-type="string">
            <text:p>xtension connectors 4pin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25-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3.49" calcext:value-type="float">
            <text:p>3.49</text:p>
          </table:table-cell>
          <table:table-cell table:formula="of:=[.H80]*[.F80]" office:value-type="float" office:value="0" calcext:value-type="float">
            <text:p>0</text:p>
          </table:table-cell>
          <table:table-cell table:formula="of:=([.I80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openbuildspartstore.com/xtension-connector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petting module</text:p>
          </table:table-cell>
          <table:table-cell office:value-type="string" calcext:value-type="string">
            <text:p>connectors: 2pins</text:p>
          </table:table-cell>
          <table:table-cell office:value-type="string" calcext:value-type="string">
            <text:p>xtension connectors 2pin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25-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1.49" calcext:value-type="float">
            <text:p>1.49</text:p>
          </table:table-cell>
          <table:table-cell table:formula="of:=[.F81]*[.H81]" office:value-type="float" office:value="0" calcext:value-type="float">
            <text:p>0</text:p>
          </table:table-cell>
          <table:table-cell table:formula="of:=([.I81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openbuildspartstore.com/xtension-connector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petting module</text:p>
          </table:table-cell>
          <table:table-cell office:value-type="string" calcext:value-type="string">
            <text:p>connectors: 4pins</text:p>
          </table:table-cell>
          <table:table-cell office:value-type="string" calcext:value-type="string">
            <text:p>xtension connectors 4pin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25-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3.49" calcext:value-type="float">
            <text:p>3.49</text:p>
          </table:table-cell>
          <table:table-cell table:formula="of:=[.F82]*[.H82]" office:value-type="float" office:value="0" calcext:value-type="float">
            <text:p>0</text:p>
          </table:table-cell>
          <table:table-cell table:formula="of:=([.I82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openbuildspartstore.com/xtension-connector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connectors: 2pins</text:p>
          </table:table-cell>
          <table:table-cell office:value-type="string" calcext:value-type="string">
            <text:p>xtension connectors 2pin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25-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1.49" calcext:value-type="float">
            <text:p>1.49</text:p>
          </table:table-cell>
          <table:table-cell table:formula="of:=[.F83]*[.H83]" office:value-type="float" office:value="0" calcext:value-type="float">
            <text:p>0</text:p>
          </table:table-cell>
          <table:table-cell table:formula="of:=([.I83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openbuildspartstore.com/xtension-connector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connectors: 4pins</text:p>
          </table:table-cell>
          <table:table-cell office:value-type="string" calcext:value-type="string">
            <text:p>xtension connectors 4pin</text:p>
          </table:table-cell>
          <table:table-cell office:value-type="string" calcext:value-type="string">
            <text:p>OpenBuilds (NJ, USA)</text:p>
          </table:table-cell>
          <table:table-cell office:value-type="string" calcext:value-type="string">
            <text:p>2525-S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eces</text:p>
          </table:table-cell>
          <table:table-cell office:value-type="float" office:value="3.49" calcext:value-type="float">
            <text:p>3.49</text:p>
          </table:table-cell>
          <table:table-cell table:formula="of:=[.F84]*[.H84]" office:value-type="float" office:value="0" calcext:value-type="float">
            <text:p>0</text:p>
          </table:table-cell>
          <table:table-cell table:formula="of:=([.I84]/SUM([.$I$2:.$I$95]))*100" office:value-type="float" office:value="0" calcext:value-type="float">
            <text:p>0.00</text:p>
          </table:table-cell>
          <table:table-cell table:style-name="Excel_20_Built-in_20_Hyperlink" office:value-type="string" calcext:value-type="string">
            <text:p>https://openbuildspartstore.com/xtension-connectors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petting module</text:p>
          </table:table-cell>
          <table:table-cell office:value-type="string" calcext:value-type="string">
            <text:p>pipetting robot</text:p>
          </table:table-cell>
          <table:table-cell office:value-type="string" calcext:value-type="string">
            <text:p>OT-One S Hood</text:p>
          </table:table-cell>
          <table:table-cell office:value-type="string" calcext:value-type="string">
            <text:p>Opentrons Laboratories Inc (NY, USA)</text:p>
          </table:table-cell>
          <table:table-cell office:value-type="string" calcext:value-type="string">
            <text:p>OT-One S H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4000" calcext:value-type="float">
            <text:p>4000</text:p>
          </table:table-cell>
          <table:table-cell table:formula="of:=[.F85]*[.H85]" office:value-type="float" office:value="4000" calcext:value-type="float">
            <text:p>4000</text:p>
          </table:table-cell>
          <table:table-cell table:formula="of:=([.I85]/SUM([.$I$2:.$I$95]))*100" office:value-type="float" office:value="62.1405267621383" calcext:value-type="float">
            <text:p>62.14</text:p>
          </table:table-cell>
          <table:table-cell table:style-name="Excel_20_Built-in_20_Hyperlink" office:value-type="string" calcext:value-type="string">
            <text:p>https://shop.opentrons.com/products/ot-h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3/2 pneumatic control valve solenoid, G1/8, 12V</text:p>
          </table:table-cell>
          <table:table-cell office:value-type="string" calcext:value-type="string">
            <text:p>RS Components PTY LTD (NSW, Australia)</text:p>
          </table:table-cell>
          <table:table-cell office:value-type="string" calcext:value-type="string">
            <text:p>797-5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42" calcext:value-type="float">
            <text:p>42</text:p>
          </table:table-cell>
          <table:table-cell table:formula="of:=[.F86]*[.H86]" office:value-type="float" office:value="42" calcext:value-type="float">
            <text:p>42</text:p>
          </table:table-cell>
          <table:table-cell table:formula="of:=([.I86]/SUM([.$I$2:.$I$95]))*100" office:value-type="float" office:value="0.652475531002452" calcext:value-type="float">
            <text:p>0.65</text:p>
          </table:table-cell>
          <table:table-cell table:style-name="Excel_20_Built-in_20_Hyperlink" office:value-type="string" calcext:value-type="string">
            <text:p>https://au.rs-online.com/web/p/pneumatic-solenoid-pilot-operated-control-valves/7975093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adapter</text:p>
          </table:table-cell>
          <table:table-cell office:value-type="string" calcext:value-type="string">
            <text:p>pneumatic straight threaded-to-tube adapter, G 1/8 male, push In 6 mm </text:p>
          </table:table-cell>
          <table:table-cell office:value-type="string" calcext:value-type="string">
            <text:p>RS Components PTY LTD (NSW, Australia)</text:p>
          </table:table-cell>
          <table:table-cell office:value-type="string" calcext:value-type="string">
            <text:p>812-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4.2" calcext:value-type="float">
            <text:p>4.2</text:p>
          </table:table-cell>
          <table:table-cell table:formula="of:=[.F87]*[.H87]" office:value-type="float" office:value="8.4" calcext:value-type="float">
            <text:p>8.4</text:p>
          </table:table-cell>
          <table:table-cell table:formula="of:=([.I87]/SUM([.$I$2:.$I$95]))*100" office:value-type="float" office:value="0.130495106200491" calcext:value-type="float">
            <text:p>0.13</text:p>
          </table:table-cell>
          <table:table-cell table:style-name="Excel_20_Built-in_20_Hyperlink" office:value-type="string" calcext:value-type="string">
            <text:p>https://au.rs-online.com/web/p/pneumatic-straight-threaded-to-tube-adaptors/0812049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bellows suction cups (oval): SPOB1 60x20</text:p>
          </table:table-cell>
          <table:table-cell office:value-type="string" calcext:value-type="string">
            <text:p>Schmalz (Glatten, Germany)</text:p>
          </table:table-cell>
          <table:table-cell office:value-type="string" calcext:value-type="string">
            <text:p>10.01.06.035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37.5" calcext:value-type="float">
            <text:p>37.5</text:p>
          </table:table-cell>
          <table:table-cell table:formula="of:=[.F88]*[.H88]" office:value-type="float" office:value="75" calcext:value-type="float">
            <text:p>75</text:p>
          </table:table-cell>
          <table:table-cell table:formula="of:=([.I88]/SUM([.$I$2:.$I$95]))*100" office:value-type="float" office:value="1.16513487679009" calcext:value-type="float">
            <text:p>1.17</text:p>
          </table:table-cell>
          <table:table-cell table:style-name="Excel_20_Built-in_20_Hyperlink" office:value-type="string" calcext:value-type="string">
            <text:p>https://www.schmalz.com/en/10.01.06.03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hose</text:p>
          </table:table-cell>
          <table:table-cell office:value-type="string" calcext:value-type="string">
            <text:p>hose, VSL 8-6 PU, external diameter D=8 mm, internal diameter d=6 mm</text:p>
          </table:table-cell>
          <table:table-cell office:value-type="string" calcext:value-type="string">
            <text:p>Schmalz (Glatten, Germany)</text:p>
          </table:table-cell>
          <table:table-cell office:value-type="string" calcext:value-type="string">
            <text:p>10.07.09.000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ers</text:p>
          </table:table-cell>
          <table:table-cell office:value-type="float" office:value="4.76" calcext:value-type="float">
            <text:p>4.76</text:p>
          </table:table-cell>
          <table:table-cell table:formula="of:=[.F89]*[.H89]" office:value-type="float" office:value="47.6" calcext:value-type="float">
            <text:p>47.6</text:p>
          </table:table-cell>
          <table:table-cell table:formula="of:=([.I89]/SUM([.$I$2:.$I$95]))*100" office:value-type="float" office:value="0.739472268469446" calcext:value-type="float">
            <text:p>0.74</text:p>
          </table:table-cell>
          <table:table-cell table:style-name="Excel_20_Built-in_20_Hyperlink" office:value-type="string" calcext:value-type="string">
            <text:p>https://www.schmalz.com/en/10.07.09.000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vacuum generator</text:p>
          </table:table-cell>
          <table:table-cell office:value-type="string" calcext:value-type="string">
            <text:p>vacuum ejector</text:p>
          </table:table-cell>
          <table:table-cell office:value-type="string" calcext:value-type="string">
            <text:p>Schmalz (Glatten, Germany)</text:p>
          </table:table-cell>
          <table:table-cell office:value-type="string" calcext:value-type="string">
            <text:p>10.02.01.00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38.62" calcext:value-type="float">
            <text:p>38.62</text:p>
          </table:table-cell>
          <table:table-cell table:formula="of:=[.F90]*[.H90]" office:value-type="float" office:value="38.62" calcext:value-type="float">
            <text:p>38.62</text:p>
          </table:table-cell>
          <table:table-cell table:formula="of:=([.I90]/SUM([.$I$2:.$I$95]))*100" office:value-type="float" office:value="0.599966785888446" calcext:value-type="float">
            <text:p>0.60</text:p>
          </table:table-cell>
          <table:table-cell table:style-name="Excel_20_Built-in_20_Hyperlink" office:value-type="string" calcext:value-type="string">
            <text:p>https://www.schmalz.com/en/10.02.01.005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connection plug</text:p>
          </table:table-cell>
          <table:table-cell office:value-type="string" calcext:value-type="string">
            <text:p>t-connection</text:p>
          </table:table-cell>
          <table:table-cell office:value-type="string" calcext:value-type="string">
            <text:p>Schmalz (Glatten, Germany)</text:p>
          </table:table-cell>
          <table:table-cell office:value-type="string" calcext:value-type="string">
            <text:p>10.09.02.00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6.43" calcext:value-type="float">
            <text:p>16.43</text:p>
          </table:table-cell>
          <table:table-cell table:formula="of:=[.F91]*[.H91]" office:value-type="float" office:value="16.43" calcext:value-type="float">
            <text:p>16.43</text:p>
          </table:table-cell>
          <table:table-cell table:formula="of:=([.I91]/SUM([.$I$2:.$I$95]))*100" office:value-type="float" office:value="0.255242213675483" calcext:value-type="float">
            <text:p>0.26</text:p>
          </table:table-cell>
          <table:table-cell table:style-name="Excel_20_Built-in_20_Hyperlink" office:value-type="string" calcext:value-type="string">
            <text:p>https://www.schmalz.com/en/10.09.02.00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orage module</text:p>
          </table:table-cell>
          <table:table-cell office:value-type="string" calcext:value-type="string">
            <text:p>connection plug</text:p>
          </table:table-cell>
          <table:table-cell office:value-type="string" calcext:value-type="string">
            <text:p>screw plug connection, straight</text:p>
          </table:table-cell>
          <table:table-cell office:value-type="string" calcext:value-type="string">
            <text:p>Schmalz (Glatten, Germany)</text:p>
          </table:table-cell>
          <table:table-cell office:value-type="string" calcext:value-type="string">
            <text:p>10.08.02.00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4.47" calcext:value-type="float">
            <text:p>4.47</text:p>
          </table:table-cell>
          <table:table-cell table:formula="of:=[.F92]*[.H92]" office:value-type="float" office:value="8.94" calcext:value-type="float">
            <text:p>8.94</text:p>
          </table:table-cell>
          <table:table-cell table:formula="of:=([.I92]/SUM([.$I$2:.$I$95]))*100" office:value-type="float" office:value="0.138884077313379" calcext:value-type="float">
            <text:p>0.14</text:p>
          </table:table-cell>
          <table:table-cell table:style-name="Excel_20_Built-in_20_Hyperlink" office:value-type="string" calcext:value-type="string">
            <text:p>https://www.schmalz.com/en/10.08.02.00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ational module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SparkFun Electronics, Inc (CO, USA)</text:p>
          </table:table-cell>
          <table:table-cell office:value-type="string" calcext:value-type="string">
            <text:p>DEV-1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38.95" calcext:value-type="float">
            <text:p>38.95</text:p>
          </table:table-cell>
          <table:table-cell table:formula="of:=[.F93]*[.H93]" office:value-type="float" office:value="38.95" calcext:value-type="float">
            <text:p>38.95</text:p>
          </table:table-cell>
          <table:table-cell table:formula="of:=([.I93]/SUM([.$I$2:.$I$95]))*100" office:value-type="float" office:value="0.605093379346322" calcext:value-type="float">
            <text:p>0.61</text:p>
          </table:table-cell>
          <table:table-cell table:style-name="Excel_20_Built-in_20_Hyperlink" office:value-type="string" calcext:value-type="string">
            <text:p>https://www.sparkfun.com/products/11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utational module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MOSFET-FQP30N06L</text:p>
          </table:table-cell>
          <table:table-cell office:value-type="string" calcext:value-type="string">
            <text:p>SparkFun Electronics, Inc (CO, USA)</text:p>
          </table:table-cell>
          <table:table-cell office:value-type="string" calcext:value-type="string">
            <text:p>COM-10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0.95" calcext:value-type="float">
            <text:p>0.95</text:p>
          </table:table-cell>
          <table:table-cell table:formula="of:=[.F94]*[.H94]" office:value-type="float" office:value="1.9" calcext:value-type="float">
            <text:p>1.9</text:p>
          </table:table-cell>
          <table:table-cell table:formula="of:=([.I94]/SUM([.$I$2:.$I$95]))*100" office:value-type="float" office:value="0.0295167502120157" calcext:value-type="float">
            <text:p>0.03</text:p>
          </table:table-cell>
          <table:table-cell table:style-name="Excel_20_Built-in_20_Hyperlink" office:value-type="string" calcext:value-type="string">
            <text:p>https://www.sparkfun.com/products/10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box and electronics</text:p>
          </table:table-cell>
          <table:table-cell office:value-type="string" calcext:value-type="string">
            <text:p>smoothieboard</text:p>
          </table:table-cell>
          <table:table-cell office:value-type="string" calcext:value-type="string">
            <text:p>Smoothieboard, 5XC-R, version1.1, voltage reg 1A</text:p>
          </table:table-cell>
          <table:table-cell office:value-type="string" calcext:value-type="string">
            <text:p>Uberclock, LL (OR, USA)</text:p>
          </table:table-cell>
          <table:table-cell office:value-type="string" calcext:value-type="string">
            <text:p>smoothie_5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189" calcext:value-type="float">
            <text:p>189</text:p>
          </table:table-cell>
          <table:table-cell table:formula="of:=[.F95]*[.H95]" office:value-type="float" office:value="189" calcext:value-type="float">
            <text:p>189</text:p>
          </table:table-cell>
          <table:table-cell table:formula="of:=([.I95]/SUM([.$I$2:.$I$95]))*100" office:value-type="float" office:value="2.93613988951104" calcext:value-type="float">
            <text:p>2.94</text:p>
          </table:table-cell>
          <table:table-cell table:style-name="Excel_20_Built-in_20_Hyperlink" office:value-type="string" calcext:value-type="string">
            <text:p>https://shop.uberclock.com/products/smoothieboar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number-columns-repeated="10"/>
          <table:table-cell table:style-name="Excel_20_Built-in_20_Hyperlink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10"/>
          <table:table-cell table:style-name="Excel_20_Built-in_20_Hyperlink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10"/>
          <table:table-cell table:style-name="Excel_20_Built-in_20_Hyperlink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10"/>
          <table:table-cell table:style-name="Excel_20_Built-in_20_Hyperlink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Excel_20_Built-in_20_Hyperlink"/>
          <table:table-cell table:number-columns-repeated="1013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 Per Supplier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number-columns-repeated="1021" table:default-cell-style-name="Default"/>
        <table:table-row table:style-name="ro1">
          <table:table-cell table:style-name="ce34" office:value-type="string" calcext:value-type="string">
            <text:p>Supplier</text:p>
          </table:table-cell>
          <table:table-cell table:style-name="ce35" office:value-type="string" calcext:value-type="string">
            <text:p>Sum - Subtotal</text:p>
          </table:table-cell>
          <table:table-cell table:style-name="ce2" office:value-type="string" calcext:value-type="string">
            <text:p>Cost %</text:p>
          </table:table-cell>
          <table:table-cell table:style-name="ce1" table:number-columns-repeated="1021"/>
        </table:table-row>
        <table:table-row table:style-name="ro1">
          <table:table-cell table:style-name="Pivot_20_Table_20_Category" office:value-type="string" calcext:value-type="string">
            <text:p>Opentrons Laboratories Inc (NY, USA)</text:p>
          </table:table-cell>
          <table:table-cell table:style-name="ce36" office:value-type="float" office:value="4000" calcext:value-type="float">
            <text:p>4,000.00</text:p>
          </table:table-cell>
          <table:table-cell table:formula="of:=([.B2]/SUM([.$B$2:.$B$13])*100)" office:value-type="float" office:value="62.1405267621383" calcext:value-type="float">
            <text:p>62.14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OpenBuilds (NJ, USA)</text:p>
          </table:table-cell>
          <table:table-cell table:style-name="ce36" office:value-type="float" office:value="1308.16" calcext:value-type="float">
            <text:p>1,308.16</text:p>
          </table:table-cell>
          <table:table-cell table:formula="of:=([.B3]/SUM([.$B$2:.$B$13])*100)" office:value-type="float" office:value="20.3224378722897" calcext:value-type="float">
            <text:p>20.32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GAP Engineering PTY LTD (QLD, Australia)</text:p>
          </table:table-cell>
          <table:table-cell table:style-name="ce36" office:value-type="float" office:value="237.253" calcext:value-type="float">
            <text:p>237.25</text:p>
          </table:table-cell>
          <table:table-cell table:formula="of:=([.B4]/SUM([.$B$2:.$B$13])*100)" office:value-type="float" office:value="3.6857565989744" calcext:value-type="float">
            <text:p>3.69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Uberclock, LL (OR, USA)</text:p>
          </table:table-cell>
          <table:table-cell table:style-name="ce36" office:value-type="float" office:value="189" calcext:value-type="float">
            <text:p>189.00</text:p>
          </table:table-cell>
          <table:table-cell table:formula="of:=([.B5]/SUM([.$B$2:.$B$13])*100)" office:value-type="float" office:value="2.93613988951104" calcext:value-type="float">
            <text:p>2.94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Schmalz (Glatten, Germany)</text:p>
          </table:table-cell>
          <table:table-cell table:style-name="ce36" office:value-type="float" office:value="186.59" calcext:value-type="float">
            <text:p>186.59</text:p>
          </table:table-cell>
          <table:table-cell table:formula="of:=([.B6]/SUM([.$B$2:.$B$13])*100)" office:value-type="float" office:value="2.89870022213685" calcext:value-type="float">
            <text:p>2.90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Flexfire LEDs, Inc.(CA, USA)</text:p>
          </table:table-cell>
          <table:table-cell table:style-name="ce36" office:value-type="float" office:value="175" calcext:value-type="float">
            <text:p>175.00</text:p>
          </table:table-cell>
          <table:table-cell table:formula="of:=([.B7]/SUM([.$B$2:.$B$13])*100)" office:value-type="float" office:value="2.71864804584355" calcext:value-type="float">
            <text:p>2.72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Adafruit Industries (NY, USA)</text:p>
          </table:table-cell>
          <table:table-cell table:style-name="ce36" office:value-type="float" office:value="120.15" calcext:value-type="float">
            <text:p>120.15</text:p>
          </table:table-cell>
          <table:table-cell table:formula="of:=([.B8]/SUM([.$B$2:.$B$13])*100)" office:value-type="float" office:value="1.86654607261773" calcext:value-type="float">
            <text:p>1.87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Newark element14 (IL, USA)</text:p>
          </table:table-cell>
          <table:table-cell table:style-name="ce36" office:value-type="float" office:value="107.62" calcext:value-type="float">
            <text:p>107.62</text:p>
          </table:table-cell>
          <table:table-cell table:formula="of:=([.B9]/SUM([.$B$2:.$B$13])*100)" office:value-type="float" office:value="1.67189087253533" calcext:value-type="float">
            <text:p>1.67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RS Components PTY LTD (NSW, Australia)</text:p>
          </table:table-cell>
          <table:table-cell table:style-name="ce36" office:value-type="float" office:value="50.4" calcext:value-type="float">
            <text:p>50.40</text:p>
          </table:table-cell>
          <table:table-cell table:formula="of:=([.B10]/SUM([.$B$2:.$B$13])*100)" office:value-type="float" office:value="0.782970637202943" calcext:value-type="float">
            <text:p>0.78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SparkFun Electronics, Inc (CO, USA)</text:p>
          </table:table-cell>
          <table:table-cell table:style-name="ce36" office:value-type="float" office:value="40.85" calcext:value-type="float">
            <text:p>40.85</text:p>
          </table:table-cell>
          <table:table-cell table:formula="of:=([.B11]/SUM([.$B$2:.$B$13])*100)" office:value-type="float" office:value="0.634610129558338" calcext:value-type="float">
            <text:p>0.63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Makerstore (Australia)</text:p>
          </table:table-cell>
          <table:table-cell table:style-name="ce36" office:value-type="float" office:value="22" calcext:value-type="float">
            <text:p>22.00</text:p>
          </table:table-cell>
          <table:table-cell table:formula="of:=([.B12]/SUM([.$B$2:.$B$13])*100)" office:value-type="float" office:value="0.341772897191761" calcext:value-type="float">
            <text:p>0.34</text:p>
          </table:table-cell>
          <table:table-cell table:number-columns-repeated="1021"/>
        </table:table-row>
        <table:table-row table:style-name="ro1">
          <table:table-cell table:style-name="Pivot_20_Table_20_Category" office:value-type="string" calcext:value-type="string">
            <text:p>Mulford Plastics PTY LTD (QLD, Australia)</text:p>
          </table:table-cell>
          <table:table-cell table:style-name="ce36" office:value-type="float" office:value="0" calcext:value-type="float">
            <text:p>0.00</text:p>
          </table:table-cell>
          <table:table-cell table:formula="of:=([.B13]/SUM([.$B$2:.$B$13])*100)" office:value-type="float" office:value="0" calcext:value-type="float">
            <text:p>0.00</text:p>
          </table:table-cell>
          <table:table-cell table:number-columns-repeated="1021"/>
        </table:table-row>
        <table:table-row table:style-name="ro1">
          <table:table-cell table:style-name="Pivot_20_Table_20_Title"/>
          <table:table-cell table:style-name="ce37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ame-details" table:style-name="ta2">
        <office:forms form:automatic-focus="false" form:apply-design-mode="false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5" table:default-cell-style-name="Default"/>
        <table:table-column table:style-name="co21" table:default-cell-style-name="ce26"/>
        <table:table-column table:style-name="co12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1011" table:default-cell-style-name="Default"/>
        <table:table-row table:style-name="ro1">
          <table:table-cell table:style-name="ce9" office:value-type="string" calcext:value-type="string">
            <text:p>profile length in mm</text:p>
          </table:table-cell>
          <table:table-cell table:style-name="ce14" office:value-type="string" calcext:value-type="string">
            <text:p>frame</text:p>
          </table:table-cell>
          <table:table-cell table:style-name="ce9" office:value-type="string" calcext:value-type="string">
            <text:p>transportation module</text:p>
          </table:table-cell>
          <table:table-cell table:style-name="ce9" office:value-type="string" calcext:value-type="string">
            <text:p>crosslinker module</text:p>
          </table:table-cell>
          <table:table-cell table:style-name="ce9" office:value-type="string" calcext:value-type="string">
            <text:p>storage module</text:p>
          </table:table-cell>
          <table:table-cell table:style-name="ce14" office:value-type="string" calcext:value-type="string">
            <text:p>total number</text:p>
          </table:table-cell>
          <table:table-cell table:style-name="ce22" office:value-type="string" calcext:value-type="string">
            <text:p>length in mm</text:p>
          </table:table-cell>
          <table:table-cell table:style-name="ce23" office:value-type="string" calcext:value-type="string">
            <text:p>total length in mm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file 30 x 30 mm (slot 8mm)</text:p>
          </table:table-cell>
          <table:table-cell table:style-name="ce15"/>
          <table:table-cell table:style-name="ce17"/>
          <table:table-cell table:style-name="ce19"/>
          <table:table-cell table:style-name="ce18"/>
          <table:table-cell table:style-name="ce21" table:number-columns-repeated="2"/>
          <table:table-cell table:style-name="ce24"/>
          <table:table-cell/>
          <table:table-cell office:value-type="string" calcext:value-type="string">
            <text:p>addition per cut, in mm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5"/>
          <table:table-cell table:style-name="ce17"/>
          <table:table-cell table:style-name="ce19"/>
          <table:table-cell table:style-name="ce18" office:value-type="float" office:value="2" calcext:value-type="float">
            <text:p>2</text:p>
          </table:table-cell>
          <table:table-cell table:style-name="ce21" table:formula="of:=SUM([.B3:.E3])" office:value-type="float" office:value="2" calcext:value-type="float">
            <text:p>2</text:p>
          </table:table-cell>
          <table:table-cell table:style-name="ce21" table:formula="of:=[.F3]*[.A3]" office:value-type="float" office:value="106" calcext:value-type="float">
            <text:p>106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5"/>
          <table:table-cell table:style-name="ce17"/>
          <table:table-cell table:style-name="ce19"/>
          <table:table-cell table:style-name="ce18"/>
          <table:table-cell table:style-name="ce21" table:formula="of:=SUM([.B4:.E4])" office:value-type="float" office:value="0" calcext:value-type="float">
            <text:p>0</text:p>
          </table:table-cell>
          <table:table-cell table:style-name="ce21" table:formula="of:=[.F4]*[.A4]" office:value-type="float" office:value="0" calcext:value-type="float">
            <text:p>0</text:p>
          </table:table-cell>
          <table:table-cell table:style-name="ce24"/>
          <table:table-cell/>
          <table:table-cell table:style-name="ce27" office:value-type="string" calcext:value-type="string">
            <text:p>module</text:p>
          </table:table-cell>
          <table:table-cell table:style-name="ce27" office:value-type="string" calcext:value-type="string">
            <text:p>length, in mm</text:p>
          </table:table-cell>
          <table:table-cell table:style-name="ce27" office:value-type="string" calcext:value-type="string">
            <text:p>cuts</text:p>
          </table:table-cell>
          <table:table-cell table:style-name="ce29" office:value-type="string" calcext:value-type="string">
            <text:p>total length required, in mm</text:p>
          </table:table-cell>
          <table:table-cell table:style-name="ce29" office:value-type="string" calcext:value-type="string">
            <text:p>in m</text:p>
          </table:table-cell>
          <table:table-cell table:number-columns-repeated="1010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5"/>
          <table:table-cell table:style-name="ce17"/>
          <table:table-cell table:style-name="ce19"/>
          <table:table-cell table:style-name="ce18"/>
          <table:table-cell table:style-name="ce21" table:formula="of:=SUM([.B5:.E5])" office:value-type="float" office:value="0" calcext:value-type="float">
            <text:p>0</text:p>
          </table:table-cell>
          <table:table-cell table:style-name="ce21" table:formula="of:=[.F5]*[.A5]" office:value-type="float" office:value="0" calcext:value-type="float">
            <text:p>0</text:p>
          </table:table-cell>
          <table:table-cell table:style-name="ce24"/>
          <table:table-cell/>
          <table:table-cell office:value-type="string" calcext:value-type="string">
            <text:p>frame</text:p>
          </table:table-cell>
          <table:table-cell table:formula="of:=[.B8]*[.A8]+[.B9]*[.A9]+[.B11]*[.A11]+[.B13]*[.A13]" office:value-type="float" office:value="4760" calcext:value-type="float">
            <text:p>4760</text:p>
          </table:table-cell>
          <table:table-cell table:formula="of:=SUM([.B2:.B13])" office:value-type="float" office:value="8" calcext:value-type="float">
            <text:p>8</text:p>
          </table:table-cell>
          <table:table-cell table:formula="of:=[.K5]+[.L5]*[.K2]" office:value-type="float" office:value="4840" calcext:value-type="float">
            <text:p>4840</text:p>
          </table:table-cell>
          <table:table-cell table:formula="of:=[.M5]/1000" office:value-type="float" office:value="4.84" calcext:value-type="float">
            <text:p>4.84</text:p>
          </table:table-cell>
          <table:table-cell table:number-columns-repeated="1010"/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table:style-name="ce15"/>
          <table:table-cell table:style-name="ce17"/>
          <table:table-cell table:style-name="ce19"/>
          <table:table-cell table:style-name="ce18" office:value-type="float" office:value="2" calcext:value-type="float">
            <text:p>2</text:p>
          </table:table-cell>
          <table:table-cell table:style-name="ce21" table:formula="of:=SUM([.B6:.E6])" office:value-type="float" office:value="2" calcext:value-type="float">
            <text:p>2</text:p>
          </table:table-cell>
          <table:table-cell table:style-name="ce21" table:formula="of:=[.F6]*[.A6]" office:value-type="float" office:value="260" calcext:value-type="float">
            <text:p>260</text:p>
          </table:table-cell>
          <table:table-cell table:style-name="ce24"/>
          <table:table-cell/>
          <table:table-cell office:value-type="string" calcext:value-type="string">
            <text:p>crosslinker modules</text:p>
          </table:table-cell>
          <table:table-cell table:formula="of:=[.D7]*[.A7]+[.D9]*[.A9]+[.D12]*[.A12]" office:value-type="float" office:value="4140" calcext:value-type="float">
            <text:p>4140</text:p>
          </table:table-cell>
          <table:table-cell table:formula="of:=SUM([.D7:.D12])" office:value-type="float" office:value="12" calcext:value-type="float">
            <text:p>12</text:p>
          </table:table-cell>
          <table:table-cell table:formula="of:=[.K6]+[.L6]*[.K2]" office:value-type="float" office:value="4260" calcext:value-type="float">
            <text:p>4260</text:p>
          </table:table-cell>
          <table:table-cell table:formula="of:=[.M6]/1000" office:value-type="float" office:value="4.26" calcext:value-type="float">
            <text:p>4.26</text:p>
          </table:table-cell>
          <table:table-cell table:number-columns-repeated="1010"/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table:style-name="ce15"/>
          <table:table-cell table:style-name="ce17"/>
          <table:table-cell table:style-name="ce19" office:value-type="float" office:value="5" calcext:value-type="float">
            <text:p>5</text:p>
          </table:table-cell>
          <table:table-cell table:style-name="ce20"/>
          <table:table-cell table:style-name="ce21" table:formula="of:=SUM([.B7:.E7])" office:value-type="float" office:value="5" calcext:value-type="float">
            <text:p>5</text:p>
          </table:table-cell>
          <table:table-cell table:style-name="ce21" table:formula="of:=[.F7]*[.A7]" office:value-type="float" office:value="700" calcext:value-type="float">
            <text:p>700</text:p>
          </table:table-cell>
          <table:table-cell table:style-name="ce24"/>
          <table:table-cell/>
          <table:table-cell office:value-type="string" calcext:value-type="string">
            <text:p>storage module</text:p>
          </table:table-cell>
          <table:table-cell table:formula="of:=[.E3]*[.A3]+[.E6]*[.A6]+[.E8]*[.A8]+[.E9]*[.A9]+[.E12]*[.A12]" office:value-type="float" office:value="5106" calcext:value-type="float">
            <text:p>5106</text:p>
          </table:table-cell>
          <table:table-cell table:formula="of:=SUM([.E2:.E13])" office:value-type="float" office:value="16" calcext:value-type="float">
            <text:p>16</text:p>
          </table:table-cell>
          <table:table-cell table:formula="of:=[.K7]+[.L7]*[.K2]" office:value-type="float" office:value="5266" calcext:value-type="float">
            <text:p>5266</text:p>
          </table:table-cell>
          <table:table-cell table:formula="of:=[.M7]/1000" office:value-type="float" office:value="5.266" calcext:value-type="float">
            <text:p>5.266</text:p>
          </table:table-cell>
          <table:table-cell table:number-columns-repeated="1010"/>
        </table:table-row>
        <table:table-row table:style-name="ro1">
          <table:table-cell table:style-name="ce11" office:value-type="float" office:value="260" calcext:value-type="float">
            <text:p>260</text:p>
          </table:table-cell>
          <table:table-cell table:style-name="ce15" office:value-type="float" office:value="1" calcext:value-type="float">
            <text:p>1</text:p>
          </table:table-cell>
          <table:table-cell table:style-name="ce17"/>
          <table:table-cell table:style-name="ce19"/>
          <table:table-cell table:style-name="ce18" office:value-type="float" office:value="5" calcext:value-type="float">
            <text:p>5</text:p>
          </table:table-cell>
          <table:table-cell table:style-name="ce21" table:formula="of:=SUM([.B8:.E8])" office:value-type="float" office:value="6" calcext:value-type="float">
            <text:p>6</text:p>
          </table:table-cell>
          <table:table-cell table:style-name="ce21" table:formula="of:=[.F8]*[.A8]" office:value-type="float" office:value="1560" calcext:value-type="float">
            <text:p>1560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2" office:value-type="float" office:value="400" calcext:value-type="float">
            <text:p>400</text:p>
          </table:table-cell>
          <table:table-cell table:style-name="ce15" office:value-type="float" office:value="3" calcext:value-type="float">
            <text:p>3</text:p>
          </table:table-cell>
          <table:table-cell table:style-name="ce17"/>
          <table:table-cell table:style-name="ce19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1" table:formula="of:=SUM([.B9:.E9])" office:value-type="float" office:value="9" calcext:value-type="float">
            <text:p>9</text:p>
          </table:table-cell>
          <table:table-cell table:style-name="ce21" table:formula="of:=[.F9]*[.A9]" office:value-type="float" office:value="3600" calcext:value-type="float">
            <text:p>3600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2" office:value-type="float" office:value="460" calcext:value-type="float">
            <text:p>460</text:p>
          </table:table-cell>
          <table:table-cell table:style-name="ce15"/>
          <table:table-cell table:style-name="ce17"/>
          <table:table-cell table:style-name="ce19"/>
          <table:table-cell table:style-name="ce18"/>
          <table:table-cell table:style-name="ce21" table:formula="of:=SUM([.B10:.E10])" office:value-type="float" office:value="0" calcext:value-type="float">
            <text:p>0</text:p>
          </table:table-cell>
          <table:table-cell table:style-name="ce21" table:formula="of:=[.F10]*[.A10]" office:value-type="float" office:value="0" calcext:value-type="float">
            <text:p>0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3" office:value-type="float" office:value="520" calcext:value-type="float">
            <text:p>520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9"/>
          <table:table-cell table:style-name="ce18"/>
          <table:table-cell table:style-name="ce21" table:formula="of:=SUM([.B11:.E11])" office:value-type="float" office:value="2" calcext:value-type="float">
            <text:p>2</text:p>
          </table:table-cell>
          <table:table-cell table:style-name="ce21" table:formula="of:=[.F11]*[.A11]" office:value-type="float" office:value="1040" calcext:value-type="float">
            <text:p>1040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3" office:value-type="float" office:value="560" calcext:value-type="float">
            <text:p>560</text:p>
          </table:table-cell>
          <table:table-cell table:style-name="ce15"/>
          <table:table-cell table:style-name="ce17"/>
          <table:table-cell table:style-name="ce19"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1" table:formula="of:=SUM([.B12:.E12])" office:value-type="float" office:value="8" calcext:value-type="float">
            <text:p>8</text:p>
          </table:table-cell>
          <table:table-cell table:style-name="ce21" table:formula="of:=[.F12]*[.A12]" office:value-type="float" office:value="4480" calcext:value-type="float">
            <text:p>4480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3" office:value-type="float" office:value="1130" calcext:value-type="float">
            <text:p>1130</text:p>
          </table:table-cell>
          <table:table-cell table:style-name="ce15" office:value-type="float" office:value="2" calcext:value-type="float">
            <text:p>2</text:p>
          </table:table-cell>
          <table:table-cell table:style-name="ce17"/>
          <table:table-cell table:style-name="ce19"/>
          <table:table-cell table:style-name="ce18"/>
          <table:table-cell table:style-name="ce21" table:formula="of:=SUM([.B13:.E13])" office:value-type="float" office:value="2" calcext:value-type="float">
            <text:p>2</text:p>
          </table:table-cell>
          <table:table-cell table:style-name="ce21" table:formula="of:=[.F13]*[.A13]" office:value-type="float" office:value="2260" calcext:value-type="float">
            <text:p>2260</text:p>
          </table:table-cell>
          <table:table-cell table:style-name="ce24"/>
          <table:table-cell table:number-columns-repeated="1016"/>
        </table:table-row>
        <table:table-row table:style-name="ro1">
          <table:table-cell/>
          <table:table-cell table:style-name="ce16"/>
          <table:table-cell table:style-name="ce18"/>
          <table:table-cell table:style-name="ce19" table:number-columns-repeated="2"/>
          <table:table-cell table:style-name="ce21" table:number-columns-repeated="2"/>
          <table:table-cell table:style-name="ce25" table:formula="of:=SUM([.G3:.G13])" office:value-type="float" office:value="14006" calcext:value-type="float">
            <text:p>14006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profile 20 x 20 mm (slot 6mm)</text:p>
          </table:table-cell>
          <table:table-cell table:style-name="ce16"/>
          <table:table-cell table:style-name="ce18"/>
          <table:table-cell table:style-name="ce19" table:number-columns-repeated="2"/>
          <table:table-cell table:style-name="ce21" table:number-columns-repeated="2"/>
          <table:table-cell table:style-name="ce24"/>
          <table:table-cell table:number-columns-repeated="1016"/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6"/>
          <table:table-cell table:style-name="ce18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21" table:formula="of:=SUM([.B16:.E16])" office:value-type="float" office:value="4" calcext:value-type="float">
            <text:p>4</text:p>
          </table:table-cell>
          <table:table-cell table:style-name="ce21" table:formula="of:=[.F16]*[.A16]" office:value-type="float" office:value="600" calcext:value-type="float">
            <text:p>600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1" office:value-type="float" office:value="170" calcext:value-type="float">
            <text:p>170</text:p>
          </table:table-cell>
          <table:table-cell table:style-name="ce16"/>
          <table:table-cell table:style-name="ce18"/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21" table:formula="of:=SUM([.B17:.E17])" office:value-type="float" office:value="4" calcext:value-type="float">
            <text:p>4</text:p>
          </table:table-cell>
          <table:table-cell table:style-name="ce21" table:formula="of:=[.F17]*[.A17]" office:value-type="float" office:value="680" calcext:value-type="float">
            <text:p>680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1" office:value-type="float" office:value="400" calcext:value-type="float">
            <text:p>400</text:p>
          </table:table-cell>
          <table:table-cell table:style-name="ce16"/>
          <table:table-cell table:style-name="ce18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1" table:formula="of:=SUM([.B18:.E18])" office:value-type="float" office:value="1" calcext:value-type="float">
            <text:p>1</text:p>
          </table:table-cell>
          <table:table-cell table:style-name="ce21" table:formula="of:=[.F18]*[.A18]" office:value-type="float" office:value="400" calcext:value-type="float">
            <text:p>400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11" office:value-type="float" office:value="500" calcext:value-type="float">
            <text:p>500</text:p>
          </table:table-cell>
          <table:table-cell table:style-name="ce16"/>
          <table:table-cell table:style-name="ce18"/>
          <table:table-cell table:number-columns-repeated="2" table:style-name="ce19" office:value-type="float" office:value="4" calcext:value-type="float">
            <text:p>4</text:p>
          </table:table-cell>
          <table:table-cell table:style-name="ce21" table:formula="of:=SUM([.B19:.E19])" office:value-type="float" office:value="8" calcext:value-type="float">
            <text:p>8</text:p>
          </table:table-cell>
          <table:table-cell table:style-name="ce21" table:formula="of:=[.F19]*[.A19]" office:value-type="float" office:value="4000" calcext:value-type="float">
            <text:p>4000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11"/>
          <table:table-cell table:style-name="ce16"/>
          <table:table-cell table:style-name="ce18"/>
          <table:table-cell table:style-name="ce19" table:number-columns-repeated="2"/>
          <table:table-cell table:style-name="ce21" table:number-columns-repeated="2"/>
          <table:table-cell table:style-name="ce25" table:formula="of:=SUM([.G16:.G19])" office:value-type="float" office:value="5680" calcext:value-type="float">
            <text:p>5680</text:p>
          </table:table-cell>
          <table:table-cell/>
          <table:table-cell table:style-name="ce28"/>
          <table:table-cell table:style-name="ce19"/>
          <table:table-cell table:number-columns-repeated="1013"/>
        </table:table-row>
        <table:table-row table:style-name="ro1">
          <table:table-cell table:style-name="ce10" office:value-type="string" calcext:value-type="string">
            <text:p>profile 20 x 40 mm (slot 6mm)</text:p>
          </table:table-cell>
          <table:table-cell table:style-name="ce16"/>
          <table:table-cell table:style-name="ce18"/>
          <table:table-cell table:style-name="ce19" table:number-columns-repeated="2"/>
          <table:table-cell table:style-name="ce21" table:number-columns-repeated="2"/>
          <table:table-cell table:style-name="ce25"/>
          <table:table-cell/>
          <table:table-cell table:style-name="ce28"/>
          <table:table-cell table:style-name="ce19"/>
          <table:table-cell table:number-columns-repeated="1013"/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table:style-name="ce16"/>
          <table:table-cell table:style-name="ce18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1" table:formula="of:=SUM([.B22:.E22])" office:value-type="float" office:value="1" calcext:value-type="float">
            <text:p>1</text:p>
          </table:table-cell>
          <table:table-cell table:style-name="ce21" table:formula="of:=[.F22]*[.A22]" office:value-type="float" office:value="150" calcext:value-type="float">
            <text:p>150</text:p>
          </table:table-cell>
          <table:table-cell table:style-name="ce25"/>
          <table:table-cell/>
          <table:table-cell table:style-name="ce28"/>
          <table:table-cell table:style-name="ce19"/>
          <table:table-cell table:number-columns-repeated="1013"/>
        </table:table-row>
        <table:table-row table:style-name="ro1">
          <table:table-cell/>
          <table:table-cell table:style-name="ce16"/>
          <table:table-cell table:style-name="ce18"/>
          <table:table-cell table:style-name="ce19" table:number-columns-repeated="2"/>
          <table:table-cell table:style-name="ce21" table:number-columns-repeated="2"/>
          <table:table-cell table:style-name="ce25" table:formula="of:=SUM([.G22])" office:value-type="float" office:value="150" calcext:value-type="float">
            <text:p>150</text:p>
          </table:table-cell>
          <table:table-cell/>
          <table:table-cell table:style-name="ce28"/>
          <table:table-cell table:style-name="ce19"/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om_modules.A1:bom_modules.AMJ1048576">
          <table:sort>
            <table:sort-by table:field-number="3" table:data-type="automatic"/>
          </table:sort>
        </table:database-range>
        <table:database-range table:name="__Anonymous_Sheet_DB__1" table:target-range-address="'Cost Per Supplier'.A1:'Cost Per Supplier'.C1048576">
          <table:sort>
            <table:sort-by table:field-number="2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Cost Per Supplier'.A1:'Cost Per Supplier'.B14" table:buttons="'Cost Per Supplier'.A1" table:show-filter-button="false">
          <table:source-cell-range table:cell-range-address="bom_modules.A1:bom_modules.K95"/>
          <table:data-pilot-field table:source-field-name="Supplier" table:orientation="row" table:used-hierarchy="0" table:function="auto">
            <table:data-pilot-level table:show-empty="false" calcext:repeat-item-labels="false">
              <table:data-pilot-members>
                <table:data-pilot-member table:name="Adafruit Industries (NY, USA)" table:display="true" table:show-details="true"/>
                <table:data-pilot-member table:name="Flexfire LEDs, Inc.(CA, USA)" table:display="true" table:show-details="true"/>
                <table:data-pilot-member table:name="GAP Engineering PTY LTD (QLD, Australia)" table:display="true" table:show-details="true"/>
                <table:data-pilot-member table:name="Makerstore (Australia)" table:display="true" table:show-details="true"/>
                <table:data-pilot-member table:name="Mulford Plastics PTY LTD (QLD, Australia)" table:display="true" table:show-details="true"/>
                <table:data-pilot-member table:name="Newark element14 (IL, USA)" table:display="true" table:show-details="true"/>
                <table:data-pilot-member table:name="OpenBuilds (NJ, USA)" table:display="true" table:show-details="true"/>
                <table:data-pilot-member table:name="Opentrons Laboratories Inc (NY, USA)" table:display="true" table:show-details="true"/>
                <table:data-pilot-member table:name="RS Components PTY LTD (NSW, Australia)" table:display="true" table:show-details="true"/>
                <table:data-pilot-member table:name="Schmalz (Glatten, Germany)" table:display="true" table:show-details="true"/>
                <table:data-pilot-member table:name="SparkFun Electronics, Inc (CO, USA)" table:display="true" table:show-details="true"/>
                <table:data-pilot-member table:name="Uberclock, LL (OR, USA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ub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.79" table:display="true" table:show-details="true"/>
                <table:data-pilot-member table:name="1.9" table:display="true" table:show-details="true"/>
                <table:data-pilot-member table:name="2.88" table:display="true" table:show-details="true"/>
                <table:data-pilot-member table:name="2.99" table:display="true" table:show-details="true"/>
                <table:data-pilot-member table:name="3.06" table:display="true" table:show-details="true"/>
                <table:data-pilot-member table:name="3.18" table:display="true" table:show-details="true"/>
                <table:data-pilot-member table:name="3.55" table:display="true" table:show-details="true"/>
                <table:data-pilot-member table:name="3.99" table:display="true" table:show-details="true"/>
                <table:data-pilot-member table:name="4" table:display="true" table:show-details="true"/>
                <table:data-pilot-member table:name="4.17" table:display="true" table:show-details="true"/>
                <table:data-pilot-member table:name="4.28" table:display="true" table:show-details="true"/>
                <table:data-pilot-member table:name="4.47" table:display="true" table:show-details="true"/>
                <table:data-pilot-member table:name="4.77" table:display="true" table:show-details="true"/>
                <table:data-pilot-member table:name="4.99" table:display="true" table:show-details="true"/>
                <table:data-pilot-member table:name="5.07" table:display="true" table:show-details="true"/>
                <table:data-pilot-member table:name="7.5" table:display="true" table:show-details="true"/>
                <table:data-pilot-member table:name="8.4" table:display="true" table:show-details="true"/>
                <table:data-pilot-member table:name="8.94" table:display="true" table:show-details="true"/>
                <table:data-pilot-member table:name="8.97" table:display="true" table:show-details="true"/>
                <table:data-pilot-member table:name="9.8" table:display="true" table:show-details="true"/>
                <table:data-pilot-member table:name="9.95" table:display="true" table:show-details="true"/>
                <table:data-pilot-member table:name="9.98" table:display="true" table:show-details="true"/>
                <table:data-pilot-member table:name="11.96" table:display="true" table:show-details="true"/>
                <table:data-pilot-member table:name="16.43" table:display="true" table:show-details="true"/>
                <table:data-pilot-member table:name="16.47" table:display="true" table:show-details="true"/>
                <table:data-pilot-member table:name="17" table:display="true" table:show-details="true"/>
                <table:data-pilot-member table:name="17.45" table:display="true" table:show-details="true"/>
                <table:data-pilot-member table:name="19.9" table:display="true" table:show-details="true"/>
                <table:data-pilot-member table:name="21.96" table:display="true" table:show-details="true"/>
                <table:data-pilot-member table:name="22" table:display="true" table:show-details="true"/>
                <table:data-pilot-member table:name="22.78" table:display="true" table:show-details="true"/>
                <table:data-pilot-member table:name="23.92" table:display="true" table:show-details="true"/>
                <table:data-pilot-member table:name="23.97" table:display="true" table:show-details="true"/>
                <table:data-pilot-member table:name="26.32" table:display="true" table:show-details="true"/>
                <table:data-pilot-member table:name="26.9" table:display="true" table:show-details="true"/>
                <table:data-pilot-member table:name="29.4" table:display="true" table:show-details="true"/>
                <table:data-pilot-member table:name="35" table:display="true" table:show-details="true"/>
                <table:data-pilot-member table:name="35.88" table:display="true" table:show-details="true"/>
                <table:data-pilot-member table:name="38.62" table:display="true" table:show-details="true"/>
                <table:data-pilot-member table:name="38.95" table:display="true" table:show-details="true"/>
                <table:data-pilot-member table:name="39.92" table:display="true" table:show-details="true"/>
                <table:data-pilot-member table:name="42" table:display="true" table:show-details="true"/>
                <table:data-pilot-member table:name="44.73" table:display="true" table:show-details="true"/>
                <table:data-pilot-member table:name="47.6" table:display="true" table:show-details="true"/>
                <table:data-pilot-member table:name="47.8" table:display="true" table:show-details="true"/>
                <table:data-pilot-member table:name="47.97" table:display="true" table:show-details="true"/>
                <table:data-pilot-member table:name="50.6" table:display="true" table:show-details="true"/>
                <table:data-pilot-member table:name="50.82" table:display="true" table:show-details="true"/>
                <table:data-pilot-member table:name="55.293" table:display="true" table:show-details="true"/>
                <table:data-pilot-member table:name="59.88" table:display="true" table:show-details="true"/>
                <table:data-pilot-member table:name="59.99" table:display="true" table:show-details="true"/>
                <table:data-pilot-member table:name="75" table:display="true" table:show-details="true"/>
                <table:data-pilot-member table:name="109.99" table:display="true" table:show-details="true"/>
                <table:data-pilot-member table:name="126.99" table:display="true" table:show-details="true"/>
                <table:data-pilot-member table:name="144.99" table:display="true" table:show-details="true"/>
                <table:data-pilot-member table:name="174.99" table:display="true" table:show-details="true"/>
                <table:data-pilot-member table:name="175" table:display="true" table:show-details="true"/>
                <table:data-pilot-member table:name="189" table:display="true" table:show-details="true"/>
                <table:data-pilot-member table:name="4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2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5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Php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-00-0000</text:date>, <text:time style:data-style-name="N2" text:time-value="13:35:15.423620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rame-summary" style:display-name="PageStyle_frame-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ame-details" style:display-name="PageStyle_frame-detail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_5f_modules" style:display-name="PageStyle_bom_modu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Eggert</meta:initial-creator>
    <meta:creation-date>2019-03-05T05:21:32</meta:creation-date>
    <dc:date>2022-02-21T14:04:48.252057079</dc:date>
    <meta:generator>LibreOffice/7.2.5.2$Linux_X86_64 LibreOffice_project/20$Build-2</meta:generator>
    <meta:editing-duration>PT16M19S</meta:editing-duration>
    <meta:editing-cycles>3</meta:editing-cycles>
    <meta:document-statistic meta:table-count="3" meta:cell-count="1179" meta:object-count="0"/>
    <meta:user-defined meta:name=""/>
    <meta:user-defined meta:name="AppVersion">16.0300</meta:user-defined>
  </office:meta>
</office:document-meta>
</file>